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F0" style:family="paragraph">
      <style:paragraph-properties fo:break-before="page" fo:text-align="center" fo:margin-bottom="0in"/>
      <style:text-properties fo:font-size="14pt" style:font-size-asian="14pt"/>
    </style:style>
    <style:style style:name="P3" style:parent-style-name="Textbody" style:family="paragraph">
      <style:paragraph-properties fo:text-align="center" fo:margin-bottom="0in"/>
    </style:style>
    <style:style style:name="P4" style:parent-style-name="Textbody" style:family="paragraph">
      <style:paragraph-properties fo:text-align="center" fo:margin-bottom="0in"/>
      <style:text-properties fo:font-size="14pt" style:font-size-asian="14pt"/>
    </style:style>
    <style:style style:name="P5" style:parent-style-name="Textbody" style:family="paragraph">
      <style:paragraph-properties fo:text-align="center" fo:margin-bottom="0in"/>
      <style:text-properties fo:font-size="14pt" style:font-size-asian="14pt"/>
    </style:style>
    <style:style style:name="P6" style:parent-style-name="Textbody" style:family="paragraph">
      <style:paragraph-properties fo:text-align="center" fo:margin-bottom="0in" fo:line-height="150%"/>
      <style:text-properties fo:font-size="14pt" style:font-size-asian="14pt" fo:language="ru" fo:country="RU"/>
    </style:style>
    <style:style style:name="P7" style:parent-style-name="Textbody" style:family="paragraph">
      <style:paragraph-properties fo:text-align="center" fo:margin-bottom="0in" fo:line-height="150%"/>
      <style:text-properties fo:font-size="14pt" style:font-size-asian="14pt" fo:language="ru" fo:country="RU"/>
    </style:style>
    <style:style style:name="P8" style:parent-style-name="Textbody" style:family="paragraph">
      <style:paragraph-properties fo:text-align="center" fo:margin-bottom="0in" fo:line-height="150%"/>
    </style:style>
    <style:style style:name="P9" style:parent-style-name="Textbody" style:family="paragraph">
      <style:paragraph-properties fo:text-align="center" fo:margin-bottom="0in" fo:line-height="150%"/>
    </style:style>
    <style:style style:name="P10" style:parent-style-name="Textbody" style:family="paragraph">
      <style:paragraph-properties fo:margin-bottom="0in" fo:line-height="150%"/>
    </style:style>
    <style:style style:name="P11" style:parent-style-name="Textbody" style:family="paragraph">
      <style:paragraph-properties fo:text-align="center" fo:margin-bottom="0in" fo:line-height="150%"/>
    </style:style>
    <style:style style:name="P12" style:parent-style-name="Textbody" style:family="paragraph">
      <style:paragraph-properties fo:text-align="center" fo:margin-bottom="0in" fo:line-height="150%"/>
    </style:style>
    <style:style style:name="P13" style:parent-style-name="Textbody" style:family="paragraph">
      <style:paragraph-properties fo:text-align="center" fo:margin-bottom="0in" fo:line-height="150%"/>
    </style:style>
    <style:style style:name="T14" style:parent-style-name="Основнойшрифтабзаца" style:family="text">
      <style:text-properties fo:font-weight="bold" style:font-weight-asian="bold" fo:font-size="16pt" style:font-size-asian="16pt"/>
    </style:style>
    <style:style style:name="T15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6" style:parent-style-name="Основнойшрифтабзаца" style:family="text">
      <style:text-properties fo:font-weight="bold" style:font-weight-asian="bold" fo:font-size="16pt" style:font-size-asian="16pt"/>
    </style:style>
    <style:style style:name="P17" style:parent-style-name="Textbody" style:family="paragraph">
      <style:paragraph-properties fo:text-align="center" fo:margin-bottom="0in" fo:line-height="150%"/>
    </style:style>
    <style:style style:name="T18" style:parent-style-name="Основнойшрифтабзаца" style:family="text">
      <style:text-properties fo:font-size="14pt" style:font-size-asian="14pt"/>
    </style:style>
    <style:style style:name="T19" style:parent-style-name="Основнойшрифтабзаца" style:family="text">
      <style:text-properties fo:font-size="14pt" style:font-size-asian="14pt" fo:language="ru" fo:country="RU"/>
    </style:style>
    <style:style style:name="T20" style:parent-style-name="Основнойшрифтабзаца" style:family="text">
      <style:text-properties fo:font-size="14pt" style:font-size-asian="14pt"/>
    </style:style>
    <style:style style:name="P21" style:parent-style-name="Textbody" style:family="paragraph">
      <style:paragraph-properties fo:margin-bottom="0in" fo:line-height="150%"/>
    </style:style>
    <style:style style:name="P22" style:parent-style-name="Textbody" style:family="paragraph">
      <style:paragraph-properties fo:text-align="center" fo:margin-bottom="0in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/>
    </style:style>
    <style:style style:name="T24" style:parent-style-name="Основнойшрифтабзаца" style:family="text">
      <style:text-properties fo:font-weight="bold" style:font-weight-asian="bold" fo:font-size="14pt" style:font-size-asian="14pt"/>
    </style:style>
    <style:style style:name="P25" style:parent-style-name="Textbody" style:family="paragraph">
      <style:paragraph-properties fo:text-align="justify" fo:margin-bottom="0in" fo:line-height="150%"/>
    </style:style>
    <style:style style:name="P26" style:parent-style-name="Textbody" style:family="paragraph">
      <style:paragraph-properties fo:text-align="justify" fo:margin-bottom="0in" fo:line-height="150%"/>
    </style:style>
    <style:style style:name="P27" style:parent-style-name="Textbody" style:family="paragraph">
      <style:paragraph-properties fo:text-align="justify" fo:margin-bottom="0in" fo:line-height="150%"/>
    </style:style>
    <style:style style:name="P28" style:parent-style-name="Textbody" style:family="paragraph">
      <style:paragraph-properties fo:text-align="justify" fo:margin-bottom="0in" fo:line-height="150%"/>
    </style:style>
    <style:style style:name="P29" style:parent-style-name="Textbody" style:family="paragraph">
      <style:paragraph-properties fo:text-align="justify" fo:margin-bottom="0in" fo:line-height="150%"/>
    </style:style>
    <style:style style:name="P30" style:parent-style-name="Textbody" style:family="paragraph">
      <style:paragraph-properties fo:text-align="justify" fo:margin-bottom="0in" fo:line-height="150%"/>
    </style:style>
    <style:style style:name="P31" style:parent-style-name="Textbody" style:family="paragraph">
      <style:paragraph-properties fo:text-align="justify" fo:margin-bottom="0in" fo:line-height="150%"/>
    </style:style>
    <style:style style:name="P32" style:parent-style-name="Textbody" style:family="paragraph">
      <style:paragraph-properties fo:text-align="justify" fo:margin-bottom="0in" fo:line-height="150%"/>
    </style:style>
    <style:style style:name="P33" style:parent-style-name="Textbody" style:family="paragraph">
      <style:paragraph-properties fo:text-align="justify" fo:margin-bottom="0in" fo:line-height="150%"/>
    </style:style>
    <style:style style:name="T34" style:parent-style-name="Основнойшрифтабзаца" style:family="text">
      <style:text-properties fo:font-size="14pt" style:font-size-asian="14pt"/>
    </style:style>
    <style:style style:name="T35" style:parent-style-name="Основнойшрифтабзаца" style:family="text">
      <style:text-properties fo:font-size="14pt" style:font-size-asian="14pt" fo:language="ru" fo:country="RU"/>
    </style:style>
    <style:style style:name="T36" style:parent-style-name="Основнойшрифтабзаца" style:family="text">
      <style:text-properties fo:font-size="14pt" style:font-size-asian="14pt" fo:language="ru" fo:country="RU"/>
    </style:style>
    <style:style style:name="T37" style:parent-style-name="Основнойшрифтабзаца" style:family="text">
      <style:text-properties fo:font-size="14pt" style:font-size-asian="14pt" fo:language="ru" fo:country="RU"/>
    </style:style>
    <style:style style:name="T38" style:parent-style-name="Основнойшрифтабзаца" style:family="text">
      <style:text-properties fo:font-size="14pt" style:font-size-asian="14pt" fo:language="ru" fo:country="RU"/>
    </style:style>
    <style:style style:name="T39" style:parent-style-name="Основнойшрифтабзаца" style:family="text">
      <style:text-properties fo:font-size="14pt" style:font-size-asian="14pt" fo:language="ru" fo:country="RU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 fo:language="ru" fo:country="RU"/>
    </style:style>
    <style:style style:name="P45" style:parent-style-name="Textbody" style:family="paragraph">
      <style:paragraph-properties fo:text-align="justify" fo:margin-bottom="0in" fo:line-height="150%"/>
    </style:style>
    <style:style style:name="T46" style:parent-style-name="Основнойшрифтабзаца" style:family="text">
      <style:text-properties fo:font-size="14pt" style:font-size-asian="14pt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 fo:language="ru" fo:country="RU"/>
    </style:style>
    <style:style style:name="T57" style:parent-style-name="Основнойшрифтабзаца" style:family="text">
      <style:text-properties fo:font-size="14pt" style:font-size-asian="14pt"/>
    </style:style>
    <style:style style:name="T58" style:parent-style-name="Основнойшрифтабзаца" style:family="text">
      <style:text-properties fo:font-size="14pt" style:font-size-asian="14pt" fo:language="ru" fo:country="RU"/>
    </style:style>
    <style:style style:name="T59" style:parent-style-name="Основнойшрифтабзаца" style:family="text">
      <style:text-properties fo:font-size="14pt" style:font-size-asian="14pt"/>
    </style:style>
    <style:style style:name="T60" style:parent-style-name="Основнойшрифтабзаца" style:family="text">
      <style:text-properties fo:font-size="14pt" style:font-size-asian="14pt" fo:language="ru" fo:country="RU"/>
    </style:style>
    <style:style style:name="P61" style:parent-style-name="Textbody" style:family="paragraph">
      <style:paragraph-properties fo:margin-bottom="0in" fo:line-height="150%"/>
    </style:style>
    <style:style style:name="P62" style:parent-style-name="Textbody" style:family="paragraph">
      <style:paragraph-properties fo:text-align="center" fo:margin-bottom="0in" fo:line-height="150%"/>
    </style:style>
    <style:style style:name="P63" style:parent-style-name="Textbody" style:family="paragraph">
      <style:paragraph-properties fo:text-align="center" fo:margin-bottom="0in" fo:line-height="150%"/>
    </style:style>
    <style:style style:name="P64" style:parent-style-name="Textbody" style:family="paragraph">
      <style:paragraph-properties fo:margin-bottom="0in" fo:line-height="150%"/>
    </style:style>
    <style:style style:name="P65" style:parent-style-name="Textbody" style:family="paragraph">
      <style:paragraph-properties fo:margin-bottom="0in" fo:line-height="150%"/>
    </style:style>
    <style:style style:name="P66" style:parent-style-name="Textbody" style:family="paragraph">
      <style:paragraph-properties fo:margin-bottom="0in" fo:line-height="150%"/>
    </style:style>
    <style:style style:name="P67" style:parent-style-name="Textbody" style:family="paragraph">
      <style:paragraph-properties fo:margin-bottom="0in" fo:line-height="150%"/>
    </style:style>
    <style:style style:name="P68" style:parent-style-name="Textbody" style:family="paragraph">
      <style:paragraph-properties fo:margin-bottom="0in" fo:line-height="150%"/>
    </style:style>
    <style:style style:name="P69" style:parent-style-name="Textbody" style:family="paragraph">
      <style:paragraph-properties fo:margin-bottom="0in" fo:line-height="150%"/>
    </style:style>
    <style:style style:name="P70" style:parent-style-name="Textbody" style:family="paragraph">
      <style:paragraph-properties fo:text-align="center" fo:margin-bottom="0in" fo:line-height="150%"/>
    </style:style>
    <style:style style:name="T71" style:parent-style-name="Основнойшрифтабзаца" style:family="text">
      <style:text-properties fo:font-size="14pt" style:font-size-asian="14pt"/>
    </style:style>
    <style:style style:name="T72" style:parent-style-name="Основнойшрифтабзаца" style:family="text">
      <style:text-properties fo:font-size="14pt" style:font-size-asian="14pt" fo:language="ru" fo:country="RU"/>
    </style:style>
    <style:style style:name="T73" style:parent-style-name="Основнойшрифтабзаца" style:family="text">
      <style:text-properties fo:font-size="14pt" style:font-size-asian="14pt" fo:language="ru" fo:country="RU"/>
    </style:style>
    <style:style style:name="P74" style:parent-style-name="Обычный" style:family="paragraph">
      <style:paragraph-properties fo:break-before="page" fo:line-height="150%"/>
    </style:style>
    <style:style style:name="T75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P76" style:parent-style-name="Textbody" style:family="paragraph">
      <style:paragraph-properties fo:margin-bottom="0in" fo:line-height="150%"/>
    </style:style>
    <style:style style:name="T77" style:parent-style-name="Основнойшрифтабзаца" style:family="text">
      <style:text-properties fo:font-size="14pt" style:font-size-asian="14pt" fo:language="ru" fo:country="RU"/>
    </style:style>
    <style:style style:name="T78" style:parent-style-name="Основнойшрифтабзаца" style:family="text">
      <style:text-properties fo:font-size="14pt" style:font-size-asian="14pt"/>
    </style:style>
    <style:style style:name="P79" style:parent-style-name="Textbody" style:family="paragraph">
      <style:paragraph-properties fo:margin-bottom="0in" fo:line-height="150%"/>
      <style:text-properties fo:font-size="14pt" style:font-size-asian="14pt"/>
    </style:style>
    <style:style style:name="P80" style:parent-style-name="Textbody" style:family="paragraph">
      <style:paragraph-properties fo:margin-bottom="0in" fo:line-height="150%"/>
      <style:text-properties fo:font-weight="bold" style:font-weight-asian="bold" fo:font-size="14pt" style:font-size-asian="14pt" fo:language="ru" fo:country="RU"/>
    </style:style>
    <style:style style:name="P81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82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83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84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85" style:parent-style-name="СтандартныйHTML" style:family="paragraph">
      <style:paragraph-properties fo:background-color="#2B2B2B"/>
    </style:style>
    <style:style style:name="T86" style:parent-style-name="Основнойшрифтабзаца" style:family="text">
      <style:text-properties style:font-name="Consolas" fo:color="#CC7832" fo:language="en" fo:country="US"/>
    </style:style>
    <style:style style:name="T87" style:parent-style-name="Основнойшрифтабзаца" style:family="text">
      <style:text-properties style:font-name="Consolas" fo:color="#A9B7C6" fo:language="en" fo:country="US"/>
    </style:style>
    <style:style style:name="T88" style:parent-style-name="Основнойшрифтабзаца" style:family="text">
      <style:text-properties style:font-name="Consolas" fo:color="#CC7832" fo:language="en" fo:country="US"/>
    </style:style>
    <style:style style:name="T89" style:parent-style-name="Основнойшрифтабзаца" style:family="text">
      <style:text-properties style:font-name="Consolas" fo:color="#CC7832" fo:language="en" fo:country="US"/>
    </style:style>
    <style:style style:name="T90" style:parent-style-name="Основнойшрифтабзаца" style:family="text">
      <style:text-properties style:font-name="Consolas" fo:color="#CC7832" fo:language="en" fo:country="US"/>
    </style:style>
    <style:style style:name="T91" style:parent-style-name="Основнойшрифтабзаца" style:family="text">
      <style:text-properties style:font-name="Consolas" fo:color="#A9B7C6" fo:language="en" fo:country="US"/>
    </style:style>
    <style:style style:name="T92" style:parent-style-name="Основнойшрифтабзаца" style:family="text">
      <style:text-properties style:font-name="Consolas" fo:color="#A9B7C6" fo:language="en" fo:country="US"/>
    </style:style>
    <style:style style:name="T93" style:parent-style-name="Основнойшрифтабзаца" style:family="text">
      <style:text-properties style:font-name="Consolas" fo:color="#CC7832" fo:language="en" fo:country="US"/>
    </style:style>
    <style:style style:name="T94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95" style:parent-style-name="Основнойшрифтабзаца" style:family="text">
      <style:text-properties style:font-name="Consolas" fo:color="#CC7832" fo:language="en" fo:country="US"/>
    </style:style>
    <style:style style:name="T96" style:parent-style-name="Основнойшрифтабзаца" style:family="text">
      <style:text-properties style:font-name="Consolas" fo:color="#CC7832" fo:language="en" fo:country="US"/>
    </style:style>
    <style:style style:name="T97" style:parent-style-name="Основнойшрифтабзаца" style:family="text">
      <style:text-properties style:font-name="Consolas" fo:color="#CC7832" fo:language="en" fo:country="US"/>
    </style:style>
    <style:style style:name="T98" style:parent-style-name="Основнойшрифтабзаца" style:family="text">
      <style:text-properties style:font-name="Consolas" fo:color="#FFC66D" fo:language="en" fo:country="US"/>
    </style:style>
    <style:style style:name="T99" style:parent-style-name="Основнойшрифтабзаца" style:family="text">
      <style:text-properties style:font-name="Consolas" fo:color="#A9B7C6" fo:language="en" fo:country="US"/>
    </style:style>
    <style:style style:name="T100" style:parent-style-name="Основнойшрифтабзаца" style:family="text">
      <style:text-properties style:font-name="Consolas" fo:color="#A9B7C6" fo:language="en" fo:country="US"/>
    </style:style>
    <style:style style:name="T101" style:parent-style-name="Основнойшрифтабзаца" style:family="text">
      <style:text-properties style:font-name="Consolas" fo:font-style="italic" style:font-style-asian="italic" style:font-style-complex="italic" fo:color="#A9B7C6" fo:language="en" fo:country="US"/>
    </style:style>
    <style:style style:name="T102" style:parent-style-name="Основнойшрифтабзаца" style:family="text">
      <style:text-properties style:font-name="Consolas" fo:color="#A9B7C6" fo:language="en" fo:country="US"/>
    </style:style>
    <style:style style:name="T103" style:parent-style-name="Основнойшрифтабзаца" style:family="text">
      <style:text-properties style:font-name="Consolas" fo:color="#6A8759" fo:language="en" fo:country="US"/>
    </style:style>
    <style:style style:name="T104" style:parent-style-name="Основнойшрифтабзаца" style:family="text">
      <style:text-properties style:font-name="Consolas" fo:color="#6A8759"/>
    </style:style>
    <style:style style:name="T105" style:parent-style-name="Основнойшрифтабзаца" style:family="text">
      <style:text-properties style:font-name="Consolas" fo:color="#6A8759" fo:language="en" fo:country="US"/>
    </style:style>
    <style:style style:name="T106" style:parent-style-name="Основнойшрифтабзаца" style:family="text">
      <style:text-properties style:font-name="Consolas" fo:color="#A9B7C6" fo:language="en" fo:country="US"/>
    </style:style>
    <style:style style:name="T107" style:parent-style-name="Основнойшрифтабзаца" style:family="text">
      <style:text-properties style:font-name="Consolas" fo:color="#CC7832" fo:language="en" fo:country="US"/>
    </style:style>
    <style:style style:name="T108" style:parent-style-name="Основнойшрифтабзаца" style:family="text">
      <style:text-properties style:font-name="Consolas" fo:color="#CC7832" fo:language="en" fo:country="US"/>
    </style:style>
    <style:style style:name="T109" style:parent-style-name="Основнойшрифтабзаца" style:family="text">
      <style:text-properties style:font-name="Consolas" fo:font-style="italic" style:font-style-asian="italic" style:font-style-complex="italic" fo:color="#A9B7C6" fo:language="en" fo:country="US"/>
    </style:style>
    <style:style style:name="T110" style:parent-style-name="Основнойшрифтабзаца" style:family="text">
      <style:text-properties style:font-name="Consolas" fo:color="#A9B7C6" fo:language="en" fo:country="US"/>
    </style:style>
    <style:style style:name="T111" style:parent-style-name="Основнойшрифтабзаца" style:family="text">
      <style:text-properties style:font-name="Consolas" fo:color="#CC7832" fo:language="en" fo:country="US"/>
    </style:style>
    <style:style style:name="T112" style:parent-style-name="Основнойшрифтабзаца" style:family="text">
      <style:text-properties style:font-name="Consolas" fo:color="#CC7832" fo:language="en" fo:country="US"/>
    </style:style>
    <style:style style:name="T113" style:parent-style-name="Основнойшрифтабзаца" style:family="text">
      <style:text-properties style:font-name="Consolas" fo:color="#A9B7C6" fo:language="en" fo:country="US"/>
    </style:style>
    <style:style style:name="T114" style:parent-style-name="Основнойшрифтабзаца" style:family="text">
      <style:text-properties style:font-name="Consolas" fo:color="#A9B7C6" fo:language="en" fo:country="US"/>
    </style:style>
    <style:style style:name="T115" style:parent-style-name="Основнойшрифтабзаца" style:family="text">
      <style:text-properties style:font-name="Consolas" fo:color="#A9B7C6" fo:language="en" fo:country="US"/>
    </style:style>
    <style:style style:name="T116" style:parent-style-name="Основнойшрифтабзаца" style:family="text">
      <style:text-properties style:font-name="Consolas" fo:color="#CC7832" fo:language="en" fo:country="US"/>
    </style:style>
    <style:style style:name="T117" style:parent-style-name="Основнойшрифтабзаца" style:family="text">
      <style:text-properties style:font-name="Consolas" fo:color="#FFC66D" fo:language="en" fo:country="US"/>
    </style:style>
    <style:style style:name="T118" style:parent-style-name="Основнойшрифтабзаца" style:family="text">
      <style:text-properties style:font-name="Consolas" fo:color="#A9B7C6" fo:language="en" fo:country="US"/>
    </style:style>
    <style:style style:name="T119" style:parent-style-name="Основнойшрифтабзаца" style:family="text">
      <style:text-properties style:font-name="Consolas" fo:color="#A9B7C6" fo:language="en" fo:country="US"/>
    </style:style>
    <style:style style:name="T120" style:parent-style-name="Основнойшрифтабзаца" style:family="text">
      <style:text-properties style:font-name="Consolas" fo:color="#CC7832" fo:language="en" fo:country="US"/>
    </style:style>
    <style:style style:name="T121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122" style:parent-style-name="Основнойшрифтабзаца" style:family="text">
      <style:text-properties style:font-name="Consolas" fo:color="#CC7832" fo:language="en" fo:country="US"/>
    </style:style>
    <style:style style:name="T123" style:parent-style-name="Основнойшрифтабзаца" style:family="text">
      <style:text-properties style:font-name="Consolas" fo:color="#CC7832" fo:language="en" fo:country="US"/>
    </style:style>
    <style:style style:name="T124" style:parent-style-name="Основнойшрифтабзаца" style:family="text">
      <style:text-properties style:font-name="Consolas" fo:color="#A9B7C6" fo:language="en" fo:country="US"/>
    </style:style>
    <style:style style:name="T125" style:parent-style-name="Основнойшрифтабзаца" style:family="text">
      <style:text-properties style:font-name="Consolas" fo:color="#A9B7C6" fo:language="en" fo:country="US"/>
    </style:style>
    <style:style style:name="T126" style:parent-style-name="Основнойшрифтабзаца" style:family="text">
      <style:text-properties style:font-name="Consolas" fo:color="#A9B7C6" fo:language="en" fo:country="US"/>
    </style:style>
    <style:style style:name="T127" style:parent-style-name="Основнойшрифтабзаца" style:family="text">
      <style:text-properties style:font-name="Consolas" fo:color="#CC7832" fo:language="en" fo:country="US"/>
    </style:style>
    <style:style style:name="T128" style:parent-style-name="Основнойшрифтабзаца" style:family="text">
      <style:text-properties style:font-name="Consolas" fo:color="#FFC66D" fo:language="en" fo:country="US"/>
    </style:style>
    <style:style style:name="T129" style:parent-style-name="Основнойшрифтабзаца" style:family="text">
      <style:text-properties style:font-name="Consolas" fo:color="#A9B7C6" fo:language="en" fo:country="US"/>
    </style:style>
    <style:style style:name="T130" style:parent-style-name="Основнойшрифтабзаца" style:family="text">
      <style:text-properties style:font-name="Consolas" fo:color="#A9B7C6" fo:language="en" fo:country="US"/>
    </style:style>
    <style:style style:name="T131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132" style:parent-style-name="Основнойшрифтабзаца" style:family="text">
      <style:text-properties style:font-name="Consolas" fo:color="#A9B7C6" fo:language="en" fo:country="US"/>
    </style:style>
    <style:style style:name="T133" style:parent-style-name="Основнойшрифтабзаца" style:family="text">
      <style:text-properties style:font-name="Consolas" fo:color="#6A8759" fo:language="en" fo:country="US"/>
    </style:style>
    <style:style style:name="T134" style:parent-style-name="Основнойшрифтабзаца" style:family="text">
      <style:text-properties style:font-name="Consolas" fo:color="#A9B7C6" fo:language="en" fo:country="US"/>
    </style:style>
    <style:style style:name="T135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136" style:parent-style-name="Основнойшрифтабзаца" style:family="text">
      <style:text-properties style:font-name="Consolas" fo:color="#A9B7C6" fo:language="en" fo:country="US"/>
    </style:style>
    <style:style style:name="T137" style:parent-style-name="Основнойшрифтабзаца" style:family="text">
      <style:text-properties style:font-name="Consolas" fo:color="#CC7832" fo:language="en" fo:country="US"/>
    </style:style>
    <style:style style:name="T138" style:parent-style-name="Основнойшрифтабзаца" style:family="text">
      <style:text-properties style:font-name="Consolas" fo:color="#CC7832" fo:language="en" fo:country="US"/>
    </style:style>
    <style:style style:name="T139" style:parent-style-name="Основнойшрифтабзаца" style:family="text">
      <style:text-properties style:font-name="Consolas" fo:color="#A9B7C6" fo:language="en" fo:country="US"/>
    </style:style>
    <style:style style:name="T140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141" style:parent-style-name="Основнойшрифтабзаца" style:family="text">
      <style:text-properties style:font-name="Consolas" fo:color="#A9B7C6" fo:language="en" fo:country="US"/>
    </style:style>
    <style:style style:name="T142" style:parent-style-name="Основнойшрифтабзаца" style:family="text">
      <style:text-properties style:font-name="Consolas" fo:color="#6A8759" fo:language="en" fo:country="US"/>
    </style:style>
    <style:style style:name="T143" style:parent-style-name="Основнойшрифтабзаца" style:family="text">
      <style:text-properties style:font-name="Consolas" fo:color="#A9B7C6" fo:language="en" fo:country="US"/>
    </style:style>
    <style:style style:name="T144" style:parent-style-name="Основнойшрифтабзаца" style:family="text">
      <style:text-properties style:font-name="Consolas" fo:font-style="italic" style:font-style-asian="italic" style:font-style-complex="italic" fo:color="#A9B7C6" fo:language="en" fo:country="US"/>
    </style:style>
    <style:style style:name="T145" style:parent-style-name="Основнойшрифтабзаца" style:family="text">
      <style:text-properties style:font-name="Consolas" fo:color="#A9B7C6" fo:language="en" fo:country="US"/>
    </style:style>
    <style:style style:name="T146" style:parent-style-name="Основнойшрифтабзаца" style:family="text">
      <style:text-properties style:font-name="Consolas" fo:color="#CC7832" fo:language="en" fo:country="US"/>
    </style:style>
    <style:style style:name="T147" style:parent-style-name="Основнойшрифтабзаца" style:family="text">
      <style:text-properties style:font-name="Consolas" fo:color="#CC7832" fo:language="en" fo:country="US"/>
    </style:style>
    <style:style style:name="T148" style:parent-style-name="Основнойшрифтабзаца" style:family="text">
      <style:text-properties style:font-name="Consolas" fo:color="#A9B7C6" fo:language="en" fo:country="US"/>
    </style:style>
    <style:style style:name="T149" style:parent-style-name="Основнойшрифтабзаца" style:family="text">
      <style:text-properties style:font-name="Consolas" fo:color="#A9B7C6" fo:language="en" fo:country="US"/>
    </style:style>
    <style:style style:name="T150" style:parent-style-name="Основнойшрифтабзаца" style:family="text">
      <style:text-properties style:font-name="Consolas" fo:color="#A9B7C6" fo:language="en" fo:country="US"/>
    </style:style>
    <style:style style:name="T151" style:parent-style-name="Основнойшрифтабзаца" style:family="text">
      <style:text-properties style:font-name="Consolas" fo:color="#CC7832" fo:language="en" fo:country="US"/>
    </style:style>
    <style:style style:name="T152" style:parent-style-name="Основнойшрифтабзаца" style:family="text">
      <style:text-properties style:font-name="Consolas" fo:color="#FFC66D" fo:language="en" fo:country="US"/>
    </style:style>
    <style:style style:name="T153" style:parent-style-name="Основнойшрифтабзаца" style:family="text">
      <style:text-properties style:font-name="Consolas" fo:color="#A9B7C6" fo:language="en" fo:country="US"/>
    </style:style>
    <style:style style:name="T154" style:parent-style-name="Основнойшрифтабзаца" style:family="text">
      <style:text-properties style:font-name="Consolas" fo:color="#CC7832" fo:language="en" fo:country="US"/>
    </style:style>
    <style:style style:name="T155" style:parent-style-name="Основнойшрифтабзаца" style:family="text">
      <style:text-properties style:font-name="Consolas" fo:color="#A9B7C6" fo:language="en" fo:country="US"/>
    </style:style>
    <style:style style:name="T156" style:parent-style-name="Основнойшрифтабзаца" style:family="text">
      <style:text-properties style:font-name="Consolas" fo:color="#A9B7C6" fo:language="en" fo:country="US"/>
    </style:style>
    <style:style style:name="T157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158" style:parent-style-name="Основнойшрифтабзаца" style:family="text">
      <style:text-properties style:font-name="Consolas" fo:color="#A9B7C6" fo:language="en" fo:country="US"/>
    </style:style>
    <style:style style:name="T159" style:parent-style-name="Основнойшрифтабзаца" style:family="text">
      <style:text-properties style:font-name="Consolas" fo:color="#CC7832" fo:language="en" fo:country="US"/>
    </style:style>
    <style:style style:name="T160" style:parent-style-name="Основнойшрифтабзаца" style:family="text">
      <style:text-properties style:font-name="Consolas" fo:color="#CC7832" fo:language="en" fo:country="US"/>
    </style:style>
    <style:style style:name="T161" style:parent-style-name="Основнойшрифтабзаца" style:family="text">
      <style:text-properties style:font-name="Consolas" fo:color="#A9B7C6" fo:language="en" fo:country="US"/>
    </style:style>
    <style:style style:name="T162" style:parent-style-name="Основнойшрифтабзаца" style:family="text">
      <style:text-properties style:font-name="Consolas" fo:color="#A9B7C6" fo:language="en" fo:country="US"/>
    </style:style>
    <style:style style:name="P163" style:parent-style-name="Textbody" style:family="paragraph">
      <style:paragraph-properties fo:margin-bottom="0in" fo:line-height="150%"/>
      <style:text-properties fo:font-size="14pt" style:font-size-asian="14pt" fo:language="en" fo:country="US"/>
    </style:style>
    <style:style style:name="P164" style:parent-style-name="Textbody" style:family="paragraph">
      <style:paragraph-properties fo:margin-bottom="0in" fo:line-height="150%"/>
      <style:text-properties fo:font-weight="bold" style:font-weight-asian="bold" fo:font-size="14pt" style:font-size-asian="14pt" fo:language="ru" fo:country="RU"/>
    </style:style>
    <style:style style:name="P165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166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167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168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169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170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171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172" style:parent-style-name="СтандартныйHTML" style:family="paragraph">
      <style:paragraph-properties fo:background-color="#2B2B2B"/>
    </style:style>
    <style:style style:name="T173" style:parent-style-name="Основнойшрифтабзаца" style:family="text">
      <style:text-properties style:font-name="Consolas" fo:color="#CC7832" fo:language="en" fo:country="US"/>
    </style:style>
    <style:style style:name="T174" style:parent-style-name="Основнойшрифтабзаца" style:family="text">
      <style:text-properties style:font-name="Consolas" fo:color="#A9B7C6" fo:language="en" fo:country="US"/>
    </style:style>
    <style:style style:name="T175" style:parent-style-name="Основнойшрифтабзаца" style:family="text">
      <style:text-properties style:font-name="Consolas" fo:color="#CC7832" fo:language="en" fo:country="US"/>
    </style:style>
    <style:style style:name="T176" style:parent-style-name="Основнойшрифтабзаца" style:family="text">
      <style:text-properties style:font-name="Consolas" fo:color="#CC7832" fo:language="en" fo:country="US"/>
    </style:style>
    <style:style style:name="T177" style:parent-style-name="Основнойшрифтабзаца" style:family="text">
      <style:text-properties style:font-name="Consolas" fo:color="#CC7832" fo:language="en" fo:country="US"/>
    </style:style>
    <style:style style:name="T178" style:parent-style-name="Основнойшрифтабзаца" style:family="text">
      <style:text-properties style:font-name="Consolas" fo:color="#A9B7C6" fo:language="en" fo:country="US"/>
    </style:style>
    <style:style style:name="T179" style:parent-style-name="Основнойшрифтабзаца" style:family="text">
      <style:text-properties style:font-name="Consolas" fo:color="#A9B7C6" fo:language="en" fo:country="US"/>
    </style:style>
    <style:style style:name="T180" style:parent-style-name="Основнойшрифтабзаца" style:family="text">
      <style:text-properties style:font-name="Consolas" fo:color="#CC7832" fo:language="en" fo:country="US"/>
    </style:style>
    <style:style style:name="T181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182" style:parent-style-name="Основнойшрифтабзаца" style:family="text">
      <style:text-properties style:font-name="Consolas" fo:color="#A9B7C6" fo:language="en" fo:country="US"/>
    </style:style>
    <style:style style:name="T183" style:parent-style-name="Основнойшрифтабзаца" style:family="text">
      <style:text-properties style:font-name="Consolas" fo:color="#6A8759" fo:language="en" fo:country="US"/>
    </style:style>
    <style:style style:name="T184" style:parent-style-name="Основнойшрифтабзаца" style:family="text">
      <style:text-properties style:font-name="Consolas" fo:color="#CC7832" fo:language="en" fo:country="US"/>
    </style:style>
    <style:style style:name="T185" style:parent-style-name="Основнойшрифтабзаца" style:family="text">
      <style:text-properties style:font-name="Consolas" fo:color="#CC7832" fo:language="en" fo:country="US"/>
    </style:style>
    <style:style style:name="T186" style:parent-style-name="Основнойшрифтабзаца" style:family="text">
      <style:text-properties style:font-name="Consolas" fo:color="#CC7832" fo:language="en" fo:country="US"/>
    </style:style>
    <style:style style:name="T187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188" style:parent-style-name="Основнойшрифтабзаца" style:family="text">
      <style:text-properties style:font-name="Consolas" fo:color="#A9B7C6" fo:language="en" fo:country="US"/>
    </style:style>
    <style:style style:name="T189" style:parent-style-name="Основнойшрифтабзаца" style:family="text">
      <style:text-properties style:font-name="Consolas" fo:color="#6A8759" fo:language="en" fo:country="US"/>
    </style:style>
    <style:style style:name="T190" style:parent-style-name="Основнойшрифтабзаца" style:family="text">
      <style:text-properties style:font-name="Consolas" fo:color="#CC7832" fo:language="en" fo:country="US"/>
    </style:style>
    <style:style style:name="T191" style:parent-style-name="Основнойшрифтабзаца" style:family="text">
      <style:text-properties style:font-name="Consolas" fo:color="#CC7832" fo:language="en" fo:country="US"/>
    </style:style>
    <style:style style:name="T192" style:parent-style-name="Основнойшрифтабзаца" style:family="text">
      <style:text-properties style:font-name="Consolas" fo:color="#CC7832" fo:language="en" fo:country="US"/>
    </style:style>
    <style:style style:name="T193" style:parent-style-name="Основнойшрифтабзаца" style:family="text">
      <style:text-properties style:font-name="Consolas" fo:color="#FFC66D" fo:language="en" fo:country="US"/>
    </style:style>
    <style:style style:name="T194" style:parent-style-name="Основнойшрифтабзаца" style:family="text">
      <style:text-properties style:font-name="Consolas" fo:color="#A9B7C6" fo:language="en" fo:country="US"/>
    </style:style>
    <style:style style:name="T195" style:parent-style-name="Основнойшрифтабзаца" style:family="text">
      <style:text-properties style:font-name="Consolas" fo:color="#A9B7C6" fo:language="en" fo:country="US"/>
    </style:style>
    <style:style style:name="T196" style:parent-style-name="Основнойшрифтабзаца" style:family="text">
      <style:text-properties style:font-name="Consolas" fo:font-style="italic" style:font-style-asian="italic" style:font-style-complex="italic" fo:color="#A9B7C6" fo:language="en" fo:country="US"/>
    </style:style>
    <style:style style:name="T197" style:parent-style-name="Основнойшрифтабзаца" style:family="text">
      <style:text-properties style:font-name="Consolas" fo:color="#A9B7C6" fo:language="en" fo:country="US"/>
    </style:style>
    <style:style style:name="T198" style:parent-style-name="Основнойшрифтабзаца" style:family="text">
      <style:text-properties style:font-name="Consolas" fo:color="#CC7832" fo:language="en" fo:country="US"/>
    </style:style>
    <style:style style:name="T199" style:parent-style-name="Основнойшрифтабзаца" style:family="text">
      <style:text-properties style:font-name="Consolas" fo:color="#CC7832" fo:language="en" fo:country="US"/>
    </style:style>
    <style:style style:name="T200" style:parent-style-name="Основнойшрифтабзаца" style:family="text">
      <style:text-properties style:font-name="Consolas" fo:color="#A9B7C6" fo:language="en" fo:country="US"/>
    </style:style>
    <style:style style:name="T201" style:parent-style-name="Основнойшрифтабзаца" style:family="text">
      <style:text-properties style:font-name="Consolas" fo:color="#A9B7C6" fo:language="en" fo:country="US"/>
    </style:style>
    <style:style style:name="T202" style:parent-style-name="Основнойшрифтабзаца" style:family="text">
      <style:text-properties style:font-name="Consolas" fo:color="#A9B7C6" fo:language="en" fo:country="US"/>
    </style:style>
    <style:style style:name="T203" style:parent-style-name="Основнойшрифтабзаца" style:family="text">
      <style:text-properties style:font-name="Consolas" fo:color="#CC7832" fo:language="en" fo:country="US"/>
    </style:style>
    <style:style style:name="T204" style:parent-style-name="Основнойшрифтабзаца" style:family="text">
      <style:text-properties style:font-name="Consolas" fo:color="#FFC66D" fo:language="en" fo:country="US"/>
    </style:style>
    <style:style style:name="T205" style:parent-style-name="Основнойшрифтабзаца" style:family="text">
      <style:text-properties style:font-name="Consolas" fo:color="#A9B7C6" fo:language="en" fo:country="US"/>
    </style:style>
    <style:style style:name="T206" style:parent-style-name="Основнойшрифтабзаца" style:family="text">
      <style:text-properties style:font-name="Consolas" fo:color="#A9B7C6" fo:language="en" fo:country="US"/>
    </style:style>
    <style:style style:name="T207" style:parent-style-name="Основнойшрифтабзаца" style:family="text">
      <style:text-properties style:font-name="Consolas" fo:color="#CC7832" fo:language="en" fo:country="US"/>
    </style:style>
    <style:style style:name="T208" style:parent-style-name="Основнойшрифтабзаца" style:family="text">
      <style:text-properties style:font-name="Consolas" fo:color="#A9B7C6" fo:language="en" fo:country="US"/>
    </style:style>
    <style:style style:name="T209" style:parent-style-name="Основнойшрифтабзаца" style:family="text">
      <style:text-properties style:font-name="Consolas" fo:color="#CC7832" fo:language="en" fo:country="US"/>
    </style:style>
    <style:style style:name="T210" style:parent-style-name="Основнойшрифтабзаца" style:family="text">
      <style:text-properties style:font-name="Consolas" fo:color="#A9B7C6" fo:language="en" fo:country="US"/>
    </style:style>
    <style:style style:name="T211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12" style:parent-style-name="Основнойшрифтабзаца" style:family="text">
      <style:text-properties style:font-name="Consolas" fo:color="#CC7832" fo:language="en" fo:country="US"/>
    </style:style>
    <style:style style:name="T213" style:parent-style-name="Основнойшрифтабзаца" style:family="text">
      <style:text-properties style:font-name="Consolas" fo:color="#A9B7C6" fo:language="en" fo:country="US"/>
    </style:style>
    <style:style style:name="T214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15" style:parent-style-name="Основнойшрифтабзаца" style:family="text">
      <style:text-properties style:font-name="Consolas" fo:color="#CC7832" fo:language="en" fo:country="US"/>
    </style:style>
    <style:style style:name="T216" style:parent-style-name="Основнойшрифтабзаца" style:family="text">
      <style:text-properties style:font-name="Consolas" fo:color="#A9B7C6" fo:language="en" fo:country="US"/>
    </style:style>
    <style:style style:name="T217" style:parent-style-name="Основнойшрифтабзаца" style:family="text">
      <style:text-properties style:font-name="Consolas" fo:color="#A9B7C6" fo:language="en" fo:country="US"/>
    </style:style>
    <style:style style:name="T218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19" style:parent-style-name="Основнойшрифтабзаца" style:family="text">
      <style:text-properties style:font-name="Consolas" fo:color="#A9B7C6" fo:language="en" fo:country="US"/>
    </style:style>
    <style:style style:name="T220" style:parent-style-name="Основнойшрифтабзаца" style:family="text">
      <style:text-properties style:font-name="Consolas" fo:color="#CC7832" fo:language="en" fo:country="US"/>
    </style:style>
    <style:style style:name="T221" style:parent-style-name="Основнойшрифтабзаца" style:family="text">
      <style:text-properties style:font-name="Consolas" fo:color="#CC7832" fo:language="en" fo:country="US"/>
    </style:style>
    <style:style style:name="T222" style:parent-style-name="Основнойшрифтабзаца" style:family="text">
      <style:text-properties style:font-name="Consolas" fo:color="#A9B7C6" fo:language="en" fo:country="US"/>
    </style:style>
    <style:style style:name="T223" style:parent-style-name="Основнойшрифтабзаца" style:family="text">
      <style:text-properties style:font-name="Consolas" fo:color="#A9B7C6" fo:language="en" fo:country="US"/>
    </style:style>
    <style:style style:name="T224" style:parent-style-name="Основнойшрифтабзаца" style:family="text">
      <style:text-properties style:font-name="Consolas" fo:color="#A9B7C6" fo:language="en" fo:country="US"/>
    </style:style>
    <style:style style:name="P225" style:parent-style-name="Textbody" style:family="paragraph">
      <style:paragraph-properties fo:margin-bottom="0in" fo:line-height="150%"/>
      <style:text-properties fo:font-size="14pt" style:font-size-asian="14pt" fo:language="en" fo:country="US"/>
    </style:style>
    <style:style style:name="P226" style:parent-style-name="Textbody" style:family="paragraph">
      <style:paragraph-properties fo:margin-bottom="0in" fo:line-height="150%"/>
      <style:text-properties fo:font-weight="bold" style:font-weight-asian="bold" fo:font-size="14pt" style:font-size-asian="14pt" fo:language="ru" fo:country="RU"/>
    </style:style>
    <style:style style:name="P227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228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229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230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231" style:parent-style-name="СтандартныйHTML" style:family="paragraph">
      <style:paragraph-properties fo:background-color="#2B2B2B"/>
    </style:style>
    <style:style style:name="T232" style:parent-style-name="Основнойшрифтабзаца" style:family="text">
      <style:text-properties style:font-name="Consolas" fo:color="#CC7832" fo:language="en" fo:country="US"/>
    </style:style>
    <style:style style:name="T233" style:parent-style-name="Основнойшрифтабзаца" style:family="text">
      <style:text-properties style:font-name="Consolas" fo:color="#A9B7C6" fo:language="en" fo:country="US"/>
    </style:style>
    <style:style style:name="T234" style:parent-style-name="Основнойшрифтабзаца" style:family="text">
      <style:text-properties style:font-name="Consolas" fo:color="#CC7832" fo:language="en" fo:country="US"/>
    </style:style>
    <style:style style:name="T235" style:parent-style-name="Основнойшрифтабзаца" style:family="text">
      <style:text-properties style:font-name="Consolas" fo:color="#CC7832" fo:language="en" fo:country="US"/>
    </style:style>
    <style:style style:name="T236" style:parent-style-name="Основнойшрифтабзаца" style:family="text">
      <style:text-properties style:font-name="Consolas" fo:color="#CC7832" fo:language="en" fo:country="US"/>
    </style:style>
    <style:style style:name="T237" style:parent-style-name="Основнойшрифтабзаца" style:family="text">
      <style:text-properties style:font-name="Consolas" fo:color="#A9B7C6" fo:language="en" fo:country="US"/>
    </style:style>
    <style:style style:name="T238" style:parent-style-name="Основнойшрифтабзаца" style:family="text">
      <style:text-properties style:font-name="Consolas" fo:color="#A9B7C6" fo:language="en" fo:country="US"/>
    </style:style>
    <style:style style:name="T239" style:parent-style-name="Основнойшрифтабзаца" style:family="text">
      <style:text-properties style:font-name="Consolas" fo:color="#CC7832" fo:language="en" fo:country="US"/>
    </style:style>
    <style:style style:name="T240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41" style:parent-style-name="Основнойшрифтабзаца" style:family="text">
      <style:text-properties style:font-name="Consolas" fo:color="#CC7832" fo:language="en" fo:country="US"/>
    </style:style>
    <style:style style:name="T242" style:parent-style-name="Основнойшрифтабзаца" style:family="text">
      <style:text-properties style:font-name="Consolas" fo:color="#CC7832" fo:language="en" fo:country="US"/>
    </style:style>
    <style:style style:name="T243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44" style:parent-style-name="Основнойшрифтабзаца" style:family="text">
      <style:text-properties style:font-name="Consolas" fo:color="#CC7832" fo:language="en" fo:country="US"/>
    </style:style>
    <style:style style:name="T245" style:parent-style-name="Основнойшрифтабзаца" style:family="text">
      <style:text-properties style:font-name="Consolas" fo:color="#CC7832" fo:language="en" fo:country="US"/>
    </style:style>
    <style:style style:name="T246" style:parent-style-name="Основнойшрифтабзаца" style:family="text">
      <style:text-properties style:font-name="Consolas" fo:color="#CC7832" fo:language="en" fo:country="US"/>
    </style:style>
    <style:style style:name="T247" style:parent-style-name="Основнойшрифтабзаца" style:family="text">
      <style:text-properties style:font-name="Consolas" fo:color="#FFC66D" fo:language="en" fo:country="US"/>
    </style:style>
    <style:style style:name="T248" style:parent-style-name="Основнойшрифтабзаца" style:family="text">
      <style:text-properties style:font-name="Consolas" fo:color="#A9B7C6" fo:language="en" fo:country="US"/>
    </style:style>
    <style:style style:name="T249" style:parent-style-name="Основнойшрифтабзаца" style:family="text">
      <style:text-properties style:font-name="Consolas" fo:color="#A9B7C6" fo:language="en" fo:country="US"/>
    </style:style>
    <style:style style:name="T250" style:parent-style-name="Основнойшрифтабзаца" style:family="text">
      <style:text-properties style:font-name="Consolas" fo:color="#CC7832" fo:language="en" fo:country="US"/>
    </style:style>
    <style:style style:name="T251" style:parent-style-name="Основнойшрифтабзаца" style:family="text">
      <style:text-properties style:font-name="Consolas" fo:color="#A9B7C6" fo:language="en" fo:country="US"/>
    </style:style>
    <style:style style:name="T252" style:parent-style-name="Основнойшрифтабзаца" style:family="text">
      <style:text-properties style:font-name="Consolas" fo:color="#6897BB" fo:language="en" fo:country="US"/>
    </style:style>
    <style:style style:name="T253" style:parent-style-name="Основнойшрифтабзаца" style:family="text">
      <style:text-properties style:font-name="Consolas" fo:color="#CC7832" fo:language="en" fo:country="US"/>
    </style:style>
    <style:style style:name="T254" style:parent-style-name="Основнойшрифтабзаца" style:family="text">
      <style:text-properties style:font-name="Consolas" fo:color="#6897BB" fo:language="en" fo:country="US"/>
    </style:style>
    <style:style style:name="T255" style:parent-style-name="Основнойшрифтабзаца" style:family="text">
      <style:text-properties style:font-name="Consolas" fo:color="#A9B7C6" fo:language="en" fo:country="US"/>
    </style:style>
    <style:style style:name="T256" style:parent-style-name="Основнойшрифтабзаца" style:family="text">
      <style:text-properties style:font-name="Consolas" fo:color="#CC7832" fo:language="en" fo:country="US"/>
    </style:style>
    <style:style style:name="T257" style:parent-style-name="Основнойшрифтабзаца" style:family="text">
      <style:text-properties style:font-name="Consolas" fo:color="#CC7832" fo:language="en" fo:country="US"/>
    </style:style>
    <style:style style:name="T258" style:parent-style-name="Основнойшрифтабзаца" style:family="text">
      <style:text-properties style:font-name="Consolas" fo:color="#A9B7C6" fo:language="en" fo:country="US"/>
    </style:style>
    <style:style style:name="T259" style:parent-style-name="Основнойшрифтабзаца" style:family="text">
      <style:text-properties style:font-name="Consolas" fo:color="#A9B7C6" fo:language="en" fo:country="US"/>
    </style:style>
    <style:style style:name="T260" style:parent-style-name="Основнойшрифтабзаца" style:family="text">
      <style:text-properties style:font-name="Consolas" fo:color="#A9B7C6" fo:language="en" fo:country="US"/>
    </style:style>
    <style:style style:name="T261" style:parent-style-name="Основнойшрифтабзаца" style:family="text">
      <style:text-properties style:font-name="Consolas" fo:color="#CC7832" fo:language="en" fo:country="US"/>
    </style:style>
    <style:style style:name="T262" style:parent-style-name="Основнойшрифтабзаца" style:family="text">
      <style:text-properties style:font-name="Consolas" fo:color="#FFC66D" fo:language="en" fo:country="US"/>
    </style:style>
    <style:style style:name="T263" style:parent-style-name="Основнойшрифтабзаца" style:family="text">
      <style:text-properties style:font-name="Consolas" fo:color="#A9B7C6" fo:language="en" fo:country="US"/>
    </style:style>
    <style:style style:name="T264" style:parent-style-name="Основнойшрифтабзаца" style:family="text">
      <style:text-properties style:font-name="Consolas" fo:color="#A9B7C6" fo:language="en" fo:country="US"/>
    </style:style>
    <style:style style:name="T265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66" style:parent-style-name="Основнойшрифтабзаца" style:family="text">
      <style:text-properties style:font-name="Consolas" fo:color="#A9B7C6" fo:language="en" fo:country="US"/>
    </style:style>
    <style:style style:name="T267" style:parent-style-name="Основнойшрифтабзаца" style:family="text">
      <style:text-properties style:font-name="Consolas" fo:color="#6897BB" fo:language="en" fo:country="US"/>
    </style:style>
    <style:style style:name="T268" style:parent-style-name="Основнойшрифтабзаца" style:family="text">
      <style:text-properties style:font-name="Consolas" fo:color="#CC7832" fo:language="en" fo:country="US"/>
    </style:style>
    <style:style style:name="T269" style:parent-style-name="Основнойшрифтабзаца" style:family="text">
      <style:text-properties style:font-name="Consolas" fo:color="#CC7832" fo:language="en" fo:country="US"/>
    </style:style>
    <style:style style:name="T270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71" style:parent-style-name="Основнойшрифтабзаца" style:family="text">
      <style:text-properties style:font-name="Consolas" fo:color="#A9B7C6" fo:language="en" fo:country="US"/>
    </style:style>
    <style:style style:name="T272" style:parent-style-name="Основнойшрифтабзаца" style:family="text">
      <style:text-properties style:font-name="Consolas" fo:color="#6897BB" fo:language="en" fo:country="US"/>
    </style:style>
    <style:style style:name="T273" style:parent-style-name="Основнойшрифтабзаца" style:family="text">
      <style:text-properties style:font-name="Consolas" fo:color="#CC7832" fo:language="en" fo:country="US"/>
    </style:style>
    <style:style style:name="T274" style:parent-style-name="Основнойшрифтабзаца" style:family="text">
      <style:text-properties style:font-name="Consolas" fo:color="#CC7832" fo:language="en" fo:country="US"/>
    </style:style>
    <style:style style:name="T275" style:parent-style-name="Основнойшрифтабзаца" style:family="text">
      <style:text-properties style:font-name="Consolas" fo:color="#A9B7C6" fo:language="en" fo:country="US"/>
    </style:style>
    <style:style style:name="T276" style:parent-style-name="Основнойшрифтабзаца" style:family="text">
      <style:text-properties style:font-name="Consolas" fo:color="#A9B7C6" fo:language="en" fo:country="US"/>
    </style:style>
    <style:style style:name="T277" style:parent-style-name="Основнойшрифтабзаца" style:family="text">
      <style:text-properties style:font-name="Consolas" fo:color="#A9B7C6" fo:language="en" fo:country="US"/>
    </style:style>
    <style:style style:name="T278" style:parent-style-name="Основнойшрифтабзаца" style:family="text">
      <style:text-properties style:font-name="Consolas" fo:color="#CC7832" fo:language="en" fo:country="US"/>
    </style:style>
    <style:style style:name="T279" style:parent-style-name="Основнойшрифтабзаца" style:family="text">
      <style:text-properties style:font-name="Consolas" fo:color="#FFC66D" fo:language="en" fo:country="US"/>
    </style:style>
    <style:style style:name="T280" style:parent-style-name="Основнойшрифтабзаца" style:family="text">
      <style:text-properties style:font-name="Consolas" fo:color="#A9B7C6" fo:language="en" fo:country="US"/>
    </style:style>
    <style:style style:name="T281" style:parent-style-name="Основнойшрифтабзаца" style:family="text">
      <style:text-properties style:font-name="Consolas" fo:color="#CC7832" fo:language="en" fo:country="US"/>
    </style:style>
    <style:style style:name="T282" style:parent-style-name="Основнойшрифтабзаца" style:family="text">
      <style:text-properties style:font-name="Consolas" fo:color="#A9B7C6" fo:language="en" fo:country="US"/>
    </style:style>
    <style:style style:name="T283" style:parent-style-name="Основнойшрифтабзаца" style:family="text">
      <style:text-properties style:font-name="Consolas" fo:color="#A9B7C6" fo:language="en" fo:country="US"/>
    </style:style>
    <style:style style:name="T284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85" style:parent-style-name="Основнойшрифтабзаца" style:family="text">
      <style:text-properties style:font-name="Consolas" fo:color="#A9B7C6" fo:language="en" fo:country="US"/>
    </style:style>
    <style:style style:name="T286" style:parent-style-name="Основнойшрифтабзаца" style:family="text">
      <style:text-properties style:font-name="Consolas" fo:color="#CC7832" fo:language="en" fo:country="US"/>
    </style:style>
    <style:style style:name="T287" style:parent-style-name="Основнойшрифтабзаца" style:family="text">
      <style:text-properties style:font-name="Consolas" fo:color="#CC7832" fo:language="en" fo:country="US"/>
    </style:style>
    <style:style style:name="T288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289" style:parent-style-name="Основнойшрифтабзаца" style:family="text">
      <style:text-properties style:font-name="Consolas" fo:color="#A9B7C6" fo:language="en" fo:country="US"/>
    </style:style>
    <style:style style:name="T290" style:parent-style-name="Основнойшрифтабзаца" style:family="text">
      <style:text-properties style:font-name="Consolas" fo:color="#6897BB" fo:language="en" fo:country="US"/>
    </style:style>
    <style:style style:name="T291" style:parent-style-name="Основнойшрифтабзаца" style:family="text">
      <style:text-properties style:font-name="Consolas" fo:color="#CC7832" fo:language="en" fo:country="US"/>
    </style:style>
    <style:style style:name="T292" style:parent-style-name="Основнойшрифтабзаца" style:family="text">
      <style:text-properties style:font-name="Consolas" fo:color="#CC7832" fo:language="en" fo:country="US"/>
    </style:style>
    <style:style style:name="T293" style:parent-style-name="Основнойшрифтабзаца" style:family="text">
      <style:text-properties style:font-name="Consolas" fo:color="#A9B7C6" fo:language="en" fo:country="US"/>
    </style:style>
    <style:style style:name="T294" style:parent-style-name="Основнойшрифтабзаца" style:family="text">
      <style:text-properties style:font-name="Consolas" fo:color="#A9B7C6" fo:language="en" fo:country="US"/>
    </style:style>
    <style:style style:name="T295" style:parent-style-name="Основнойшрифтабзаца" style:family="text">
      <style:text-properties style:font-name="Consolas" fo:color="#A9B7C6" fo:language="en" fo:country="US"/>
    </style:style>
    <style:style style:name="T296" style:parent-style-name="Основнойшрифтабзаца" style:family="text">
      <style:text-properties style:font-name="Consolas" fo:color="#CC7832" fo:language="en" fo:country="US"/>
    </style:style>
    <style:style style:name="T297" style:parent-style-name="Основнойшрифтабзаца" style:family="text">
      <style:text-properties style:font-name="Consolas" fo:color="#FFC66D" fo:language="en" fo:country="US"/>
    </style:style>
    <style:style style:name="T298" style:parent-style-name="Основнойшрифтабзаца" style:family="text">
      <style:text-properties style:font-name="Consolas" fo:color="#A9B7C6" fo:language="en" fo:country="US"/>
    </style:style>
    <style:style style:name="T299" style:parent-style-name="Основнойшрифтабзаца" style:family="text">
      <style:text-properties style:font-name="Consolas" fo:color="#CC7832" fo:language="en" fo:country="US"/>
    </style:style>
    <style:style style:name="T300" style:parent-style-name="Основнойшрифтабзаца" style:family="text">
      <style:text-properties style:font-name="Consolas" fo:color="#A9B7C6" fo:language="en" fo:country="US"/>
    </style:style>
    <style:style style:name="T301" style:parent-style-name="Основнойшрифтабзаца" style:family="text">
      <style:text-properties style:font-name="Consolas" fo:color="#CC7832" fo:language="en" fo:country="US"/>
    </style:style>
    <style:style style:name="T302" style:parent-style-name="Основнойшрифтабзаца" style:family="text">
      <style:text-properties style:font-name="Consolas" fo:color="#A9B7C6" fo:language="en" fo:country="US"/>
    </style:style>
    <style:style style:name="T303" style:parent-style-name="Основнойшрифтабзаца" style:family="text">
      <style:text-properties style:font-name="Consolas" fo:color="#A9B7C6" fo:language="en" fo:country="US"/>
    </style:style>
    <style:style style:name="T304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305" style:parent-style-name="Основнойшрифтабзаца" style:family="text">
      <style:text-properties style:font-name="Consolas" fo:color="#A9B7C6" fo:language="en" fo:country="US"/>
    </style:style>
    <style:style style:name="T306" style:parent-style-name="Основнойшрифтабзаца" style:family="text">
      <style:text-properties style:font-name="Consolas" fo:color="#CC7832" fo:language="en" fo:country="US"/>
    </style:style>
    <style:style style:name="T307" style:parent-style-name="Основнойшрифтабзаца" style:family="text">
      <style:text-properties style:font-name="Consolas" fo:color="#CC7832" fo:language="en" fo:country="US"/>
    </style:style>
    <style:style style:name="T308" style:parent-style-name="Основнойшрифтабзаца" style:family="text">
      <style:text-properties style:font-name="Consolas" fo:color="#A9B7C6" fo:language="en" fo:country="US"/>
    </style:style>
    <style:style style:name="T309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310" style:parent-style-name="Основнойшрифтабзаца" style:family="text">
      <style:text-properties style:font-name="Consolas" fo:color="#A9B7C6" fo:language="en" fo:country="US"/>
    </style:style>
    <style:style style:name="T311" style:parent-style-name="Основнойшрифтабзаца" style:family="text">
      <style:text-properties style:font-name="Consolas" fo:color="#CC7832" fo:language="en" fo:country="US"/>
    </style:style>
    <style:style style:name="T312" style:parent-style-name="Основнойшрифтабзаца" style:family="text">
      <style:text-properties style:font-name="Consolas" fo:color="#CC7832" fo:language="en" fo:country="US"/>
    </style:style>
    <style:style style:name="T313" style:parent-style-name="Основнойшрифтабзаца" style:family="text">
      <style:text-properties style:font-name="Consolas" fo:color="#A9B7C6" fo:language="en" fo:country="US"/>
    </style:style>
    <style:style style:name="T314" style:parent-style-name="Основнойшрифтабзаца" style:family="text">
      <style:text-properties style:font-name="Consolas" fo:color="#A9B7C6" fo:language="en" fo:country="US"/>
    </style:style>
    <style:style style:name="P315" style:parent-style-name="Textbody" style:family="paragraph">
      <style:paragraph-properties fo:margin-bottom="0in" fo:line-height="150%"/>
      <style:text-properties fo:font-weight="bold" style:font-weight-asian="bold" fo:font-size="14pt" style:font-size-asian="14pt" fo:language="en" fo:country="US"/>
    </style:style>
    <style:style style:name="P316" style:parent-style-name="Textbody" style:family="paragraph">
      <style:paragraph-properties fo:margin-bottom="0in" fo:line-height="150%"/>
      <style:text-properties fo:font-weight="bold" style:font-weight-asian="bold" fo:font-size="14pt" style:font-size-asian="14pt" fo:language="ru" fo:country="RU"/>
    </style:style>
    <style:style style:name="P317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18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19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20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21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22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23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24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25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26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327" style:parent-style-name="СтандартныйHTML" style:family="paragraph">
      <style:paragraph-properties fo:background-color="#2B2B2B"/>
    </style:style>
    <style:style style:name="T328" style:parent-style-name="Основнойшрифтабзаца" style:family="text">
      <style:text-properties style:font-name="Consolas" fo:color="#CC7832" fo:language="en" fo:country="US"/>
    </style:style>
    <style:style style:name="T329" style:parent-style-name="Основнойшрифтабзаца" style:family="text">
      <style:text-properties style:font-name="Consolas" fo:color="#A9B7C6" fo:language="en" fo:country="US"/>
    </style:style>
    <style:style style:name="T330" style:parent-style-name="Основнойшрифтабзаца" style:family="text">
      <style:text-properties style:font-name="Consolas" fo:color="#CC7832" fo:language="en" fo:country="US"/>
    </style:style>
    <style:style style:name="T331" style:parent-style-name="Основнойшрифтабзаца" style:family="text">
      <style:text-properties style:font-name="Consolas" fo:color="#CC7832" fo:language="en" fo:country="US"/>
    </style:style>
    <style:style style:name="T332" style:parent-style-name="Основнойшрифтабзаца" style:family="text">
      <style:text-properties style:font-name="Consolas" fo:color="#CC7832" fo:language="en" fo:country="US"/>
    </style:style>
    <style:style style:name="T333" style:parent-style-name="Основнойшрифтабзаца" style:family="text">
      <style:text-properties style:font-name="Consolas" fo:color="#A9B7C6" fo:language="en" fo:country="US"/>
    </style:style>
    <style:style style:name="T334" style:parent-style-name="Основнойшрифтабзаца" style:family="text">
      <style:text-properties style:font-name="Consolas" fo:color="#A9B7C6" fo:language="en" fo:country="US"/>
    </style:style>
    <style:style style:name="T335" style:parent-style-name="Основнойшрифтабзаца" style:family="text">
      <style:text-properties style:font-name="Consolas" fo:color="#CC7832" fo:language="en" fo:country="US"/>
    </style:style>
    <style:style style:name="T336" style:parent-style-name="Основнойшрифтабзаца" style:family="text">
      <style:text-properties style:font-name="Consolas" fo:color="#9876AA" fo:language="en" fo:country="US"/>
    </style:style>
    <style:style style:name="T337" style:parent-style-name="Основнойшрифтабзаца" style:family="text">
      <style:text-properties style:font-name="Consolas" fo:color="#CC7832" fo:language="en" fo:country="US"/>
    </style:style>
    <style:style style:name="T338" style:parent-style-name="Основнойшрифтабзаца" style:family="text">
      <style:text-properties style:font-name="Consolas" fo:color="#CC7832" fo:language="en" fo:country="US"/>
    </style:style>
    <style:style style:name="T339" style:parent-style-name="Основнойшрифтабзаца" style:family="text">
      <style:text-properties style:font-name="Consolas" fo:color="#9876AA" fo:language="en" fo:country="US"/>
    </style:style>
    <style:style style:name="T340" style:parent-style-name="Основнойшрифтабзаца" style:family="text">
      <style:text-properties style:font-name="Consolas" fo:color="#CC7832" fo:language="en" fo:country="US"/>
    </style:style>
    <style:style style:name="T341" style:parent-style-name="Основнойшрифтабзаца" style:family="text">
      <style:text-properties style:font-name="Consolas" fo:color="#CC7832" fo:language="en" fo:country="US"/>
    </style:style>
    <style:style style:name="T342" style:parent-style-name="Основнойшрифтабзаца" style:family="text">
      <style:text-properties style:font-name="Consolas" fo:color="#CC7832" fo:language="en" fo:country="US"/>
    </style:style>
    <style:style style:name="T343" style:parent-style-name="Основнойшрифтабзаца" style:family="text">
      <style:text-properties style:font-name="Consolas" fo:color="#FFC66D" fo:language="en" fo:country="US"/>
    </style:style>
    <style:style style:name="T344" style:parent-style-name="Основнойшрифтабзаца" style:family="text">
      <style:text-properties style:font-name="Consolas" fo:color="#A9B7C6" fo:language="en" fo:country="US"/>
    </style:style>
    <style:style style:name="T345" style:parent-style-name="Основнойшрифтабзаца" style:family="text">
      <style:text-properties style:font-name="Consolas" fo:color="#CC7832" fo:language="en" fo:country="US"/>
    </style:style>
    <style:style style:name="T346" style:parent-style-name="Основнойшрифтабзаца" style:family="text">
      <style:text-properties style:font-name="Consolas" fo:color="#A9B7C6" fo:language="en" fo:country="US"/>
    </style:style>
    <style:style style:name="T347" style:parent-style-name="Основнойшрифтабзаца" style:family="text">
      <style:text-properties style:font-name="Consolas" fo:color="#A9B7C6" fo:language="en" fo:country="US"/>
    </style:style>
    <style:style style:name="T348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349" style:parent-style-name="Основнойшрифтабзаца" style:family="text">
      <style:text-properties style:font-name="Consolas" fo:color="#A9B7C6" fo:language="en" fo:country="US"/>
    </style:style>
    <style:style style:name="T350" style:parent-style-name="Основнойшрифтабзаца" style:family="text">
      <style:text-properties style:font-name="Consolas" fo:color="#6A8759" fo:language="en" fo:country="US"/>
    </style:style>
    <style:style style:name="T351" style:parent-style-name="Основнойшрифтабзаца" style:family="text">
      <style:text-properties style:font-name="Consolas" fo:color="#A9B7C6" fo:language="en" fo:country="US"/>
    </style:style>
    <style:style style:name="T352" style:parent-style-name="Основнойшрифтабзаца" style:family="text">
      <style:text-properties style:font-name="Consolas" fo:color="#CC7832" fo:language="en" fo:country="US"/>
    </style:style>
    <style:style style:name="T353" style:parent-style-name="Основнойшрифтабзаца" style:family="text">
      <style:text-properties style:font-name="Consolas" fo:color="#A9B7C6" fo:language="en" fo:country="US"/>
    </style:style>
    <style:style style:name="T354" style:parent-style-name="Основнойшрифтабзаца" style:family="text">
      <style:text-properties style:font-name="Consolas" fo:color="#CC7832" fo:language="en" fo:country="US"/>
    </style:style>
    <style:style style:name="T355" style:parent-style-name="Основнойшрифтабзаца" style:family="text">
      <style:text-properties style:font-name="Consolas" fo:color="#A9B7C6" fo:language="en" fo:country="US"/>
    </style:style>
    <style:style style:name="T356" style:parent-style-name="Основнойшрифтабзаца" style:family="text">
      <style:text-properties style:font-name="Consolas" fo:color="#6A8759" fo:language="en" fo:country="US"/>
    </style:style>
    <style:style style:name="T357" style:parent-style-name="Основнойшрифтабзаца" style:family="text">
      <style:text-properties style:font-name="Consolas" fo:color="#A9B7C6" fo:language="en" fo:country="US"/>
    </style:style>
    <style:style style:name="T358" style:parent-style-name="Основнойшрифтабзаца" style:family="text">
      <style:text-properties style:font-name="Consolas" fo:color="#CC7832" fo:language="en" fo:country="US"/>
    </style:style>
    <style:style style:name="T359" style:parent-style-name="Основнойшрифтабзаца" style:family="text">
      <style:text-properties style:font-name="Consolas" fo:color="#A9B7C6" fo:language="en" fo:country="US"/>
    </style:style>
    <style:style style:name="T360" style:parent-style-name="Основнойшрифтабзаца" style:family="text">
      <style:text-properties style:font-name="Consolas" fo:color="#CC7832" fo:language="en" fo:country="US"/>
    </style:style>
    <style:style style:name="T361" style:parent-style-name="Основнойшрифтабзаца" style:family="text">
      <style:text-properties style:font-name="Consolas" fo:color="#CC7832" fo:language="en" fo:country="US"/>
    </style:style>
    <style:style style:name="T362" style:parent-style-name="Основнойшрифтабзаца" style:family="text">
      <style:text-properties style:font-name="Consolas" fo:color="#CC7832" fo:language="en" fo:country="US"/>
    </style:style>
    <style:style style:name="T363" style:parent-style-name="Основнойшрифтабзаца" style:family="text">
      <style:text-properties style:font-name="Consolas" fo:color="#808080" fo:language="en" fo:country="US"/>
    </style:style>
    <style:style style:name="T364" style:parent-style-name="Основнойшрифтабзаца" style:family="text">
      <style:text-properties style:font-name="Consolas" fo:color="#808080"/>
    </style:style>
    <style:style style:name="T365" style:parent-style-name="Основнойшрифтабзаца" style:family="text">
      <style:text-properties style:font-name="Consolas" fo:color="#808080" fo:language="en" fo:country="US"/>
    </style:style>
    <style:style style:name="T366" style:parent-style-name="Основнойшрифтабзаца" style:family="text">
      <style:text-properties style:font-name="Consolas" fo:color="#808080"/>
    </style:style>
    <style:style style:name="T367" style:parent-style-name="Основнойшрифтабзаца" style:family="text">
      <style:text-properties style:font-name="Consolas" fo:color="#808080" fo:language="en" fo:country="US"/>
    </style:style>
    <style:style style:name="T368" style:parent-style-name="Основнойшрифтабзаца" style:family="text">
      <style:text-properties style:font-name="Consolas" fo:color="#808080"/>
    </style:style>
    <style:style style:name="T369" style:parent-style-name="Основнойшрифтабзаца" style:family="text">
      <style:text-properties style:font-name="Consolas" fo:color="#808080" fo:language="en" fo:country="US"/>
    </style:style>
    <style:style style:name="T370" style:parent-style-name="Основнойшрифтабзаца" style:family="text">
      <style:text-properties style:font-name="Consolas" fo:color="#808080"/>
    </style:style>
    <style:style style:name="T371" style:parent-style-name="Основнойшрифтабзаца" style:family="text">
      <style:text-properties style:font-name="Consolas" fo:color="#808080" fo:language="en" fo:country="US"/>
    </style:style>
    <style:style style:name="T372" style:parent-style-name="Основнойшрифтабзаца" style:family="text">
      <style:text-properties style:font-name="Consolas" fo:color="#808080" fo:language="en" fo:country="US"/>
    </style:style>
    <style:style style:name="T373" style:parent-style-name="Основнойшрифтабзаца" style:family="text">
      <style:text-properties style:font-name="Consolas" fo:color="#A9B7C6" fo:language="en" fo:country="US"/>
    </style:style>
    <style:style style:name="T374" style:parent-style-name="Основнойшрифтабзаца" style:family="text">
      <style:text-properties style:font-name="Consolas" fo:font-style="italic" style:font-style-asian="italic" style:font-style-complex="italic" fo:color="#A9B7C6" fo:language="en" fo:country="US"/>
    </style:style>
    <style:style style:name="T375" style:parent-style-name="Основнойшрифтабзаца" style:family="text">
      <style:text-properties style:font-name="Consolas" fo:color="#A9B7C6" fo:language="en" fo:country="US"/>
    </style:style>
    <style:style style:name="T376" style:parent-style-name="Основнойшрифтабзаца" style:family="text">
      <style:text-properties style:font-name="Consolas" fo:font-style="italic" style:font-style-asian="italic" style:font-style-complex="italic" fo:color="#A9B7C6" fo:language="en" fo:country="US"/>
    </style:style>
    <style:style style:name="T377" style:parent-style-name="Основнойшрифтабзаца" style:family="text">
      <style:text-properties style:font-name="Consolas" fo:color="#A9B7C6" fo:language="en" fo:country="US"/>
    </style:style>
    <style:style style:name="T378" style:parent-style-name="Основнойшрифтабзаца" style:family="text">
      <style:text-properties style:font-name="Consolas" fo:color="#6A8759" fo:language="en" fo:country="US"/>
    </style:style>
    <style:style style:name="T379" style:parent-style-name="Основнойшрифтабзаца" style:family="text">
      <style:text-properties style:font-name="Consolas" fo:color="#A9B7C6" fo:language="en" fo:country="US"/>
    </style:style>
    <style:style style:name="T380" style:parent-style-name="Основнойшрифтабзаца" style:family="text">
      <style:text-properties style:font-name="Consolas" fo:color="#6897BB" fo:language="en" fo:country="US"/>
    </style:style>
    <style:style style:name="T381" style:parent-style-name="Основнойшрифтабзаца" style:family="text">
      <style:text-properties style:font-name="Consolas" fo:color="#A9B7C6" fo:language="en" fo:country="US"/>
    </style:style>
    <style:style style:name="T382" style:parent-style-name="Основнойшрифтабзаца" style:family="text">
      <style:text-properties style:font-name="Consolas" fo:color="#CC7832" fo:language="en" fo:country="US"/>
    </style:style>
    <style:style style:name="T383" style:parent-style-name="Основнойшрифтабзаца" style:family="text">
      <style:text-properties style:font-name="Consolas" fo:color="#CC7832" fo:language="en" fo:country="US"/>
    </style:style>
    <style:style style:name="T384" style:parent-style-name="Основнойшрифтабзаца" style:family="text">
      <style:text-properties style:font-name="Consolas" fo:color="#A9B7C6" fo:language="en" fo:country="US"/>
    </style:style>
    <style:style style:name="T385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386" style:parent-style-name="Основнойшрифтабзаца" style:family="text">
      <style:text-properties style:font-name="Consolas" fo:color="#A9B7C6" fo:language="en" fo:country="US"/>
    </style:style>
    <style:style style:name="T387" style:parent-style-name="Основнойшрифтабзаца" style:family="text">
      <style:text-properties style:font-name="Consolas" fo:color="#6A8759" fo:language="en" fo:country="US"/>
    </style:style>
    <style:style style:name="T388" style:parent-style-name="Основнойшрифтабзаца" style:family="text">
      <style:text-properties style:font-name="Consolas" fo:color="#A9B7C6" fo:language="en" fo:country="US"/>
    </style:style>
    <style:style style:name="T389" style:parent-style-name="Основнойшрифтабзаца" style:family="text">
      <style:text-properties style:font-name="Consolas" fo:color="#6897BB" fo:language="en" fo:country="US"/>
    </style:style>
    <style:style style:name="T390" style:parent-style-name="Основнойшрифтабзаца" style:family="text">
      <style:text-properties style:font-name="Consolas" fo:color="#CC7832" fo:language="en" fo:country="US"/>
    </style:style>
    <style:style style:name="T391" style:parent-style-name="Основнойшрифтабзаца" style:family="text">
      <style:text-properties style:font-name="Consolas" fo:color="#6897BB" fo:language="en" fo:country="US"/>
    </style:style>
    <style:style style:name="T392" style:parent-style-name="Основнойшрифтабзаца" style:family="text">
      <style:text-properties style:font-name="Consolas" fo:color="#A9B7C6" fo:language="en" fo:country="US"/>
    </style:style>
    <style:style style:name="T393" style:parent-style-name="Основнойшрифтабзаца" style:family="text">
      <style:text-properties style:font-name="Consolas" fo:color="#CC7832" fo:language="en" fo:country="US"/>
    </style:style>
    <style:style style:name="T394" style:parent-style-name="Основнойшрифтабзаца" style:family="text">
      <style:text-properties style:font-name="Consolas" fo:color="#808080" fo:language="en" fo:country="US"/>
    </style:style>
    <style:style style:name="T395" style:parent-style-name="Основнойшрифтабзаца" style:family="text">
      <style:text-properties style:font-name="Consolas" fo:color="#808080"/>
    </style:style>
    <style:style style:name="T396" style:parent-style-name="Основнойшрифтабзаца" style:family="text">
      <style:text-properties style:font-name="Consolas" fo:color="#808080" fo:language="en" fo:country="US"/>
    </style:style>
    <style:style style:name="T397" style:parent-style-name="Основнойшрифтабзаца" style:family="text">
      <style:text-properties style:font-name="Consolas" fo:color="#808080"/>
    </style:style>
    <style:style style:name="T398" style:parent-style-name="Основнойшрифтабзаца" style:family="text">
      <style:text-properties style:font-name="Consolas" fo:color="#808080" fo:language="en" fo:country="US"/>
    </style:style>
    <style:style style:name="T399" style:parent-style-name="Основнойшрифтабзаца" style:family="text">
      <style:text-properties style:font-name="Consolas" fo:color="#808080"/>
    </style:style>
    <style:style style:name="T400" style:parent-style-name="Основнойшрифтабзаца" style:family="text">
      <style:text-properties style:font-name="Consolas" fo:color="#808080" fo:language="en" fo:country="US"/>
    </style:style>
    <style:style style:name="T401" style:parent-style-name="Основнойшрифтабзаца" style:family="text">
      <style:text-properties style:font-name="Consolas" fo:color="#A9B7C6" fo:language="en" fo:country="US"/>
    </style:style>
    <style:style style:name="T402" style:parent-style-name="Основнойшрифтабзаца" style:family="text">
      <style:text-properties style:font-name="Consolas" fo:color="#A9B7C6" fo:language="en" fo:country="US"/>
    </style:style>
    <style:style style:name="T403" style:parent-style-name="Основнойшрифтабзаца" style:family="text">
      <style:text-properties style:font-name="Consolas" fo:color="#A9B7C6" fo:language="en" fo:country="US"/>
    </style:style>
    <style:style style:name="T404" style:parent-style-name="Основнойшрифтабзаца" style:family="text">
      <style:text-properties style:font-name="Consolas" fo:color="#CC7832" fo:language="en" fo:country="US"/>
    </style:style>
    <style:style style:name="T405" style:parent-style-name="Основнойшрифтабзаца" style:family="text">
      <style:text-properties style:font-name="Consolas" fo:color="#FFC66D" fo:language="en" fo:country="US"/>
    </style:style>
    <style:style style:name="T406" style:parent-style-name="Основнойшрифтабзаца" style:family="text">
      <style:text-properties style:font-name="Consolas" fo:color="#A9B7C6" fo:language="en" fo:country="US"/>
    </style:style>
    <style:style style:name="T407" style:parent-style-name="Основнойшрифтабзаца" style:family="text">
      <style:text-properties style:font-name="Consolas" fo:color="#CC7832" fo:language="en" fo:country="US"/>
    </style:style>
    <style:style style:name="T408" style:parent-style-name="Основнойшрифтабзаца" style:family="text">
      <style:text-properties style:font-name="Consolas" fo:color="#A9B7C6" fo:language="en" fo:country="US"/>
    </style:style>
    <style:style style:name="T409" style:parent-style-name="Основнойшрифтабзаца" style:family="text">
      <style:text-properties style:font-name="Consolas" fo:color="#CC7832" fo:language="en" fo:country="US"/>
    </style:style>
    <style:style style:name="T410" style:parent-style-name="Основнойшрифтабзаца" style:family="text">
      <style:text-properties style:font-name="Consolas" fo:color="#A9B7C6" fo:language="en" fo:country="US"/>
    </style:style>
    <style:style style:name="T411" style:parent-style-name="Основнойшрифтабзаца" style:family="text">
      <style:text-properties style:font-name="Consolas" fo:color="#A9B7C6" fo:language="en" fo:country="US"/>
    </style:style>
    <style:style style:name="T412" style:parent-style-name="Основнойшрифтабзаца" style:family="text">
      <style:text-properties style:font-name="Consolas" fo:color="#CC7832" fo:language="en" fo:country="US"/>
    </style:style>
    <style:style style:name="T413" style:parent-style-name="Основнойшрифтабзаца" style:family="text">
      <style:text-properties style:font-name="Consolas" fo:color="#A9B7C6" fo:language="en" fo:country="US"/>
    </style:style>
    <style:style style:name="T414" style:parent-style-name="Основнойшрифтабзаца" style:family="text">
      <style:text-properties style:font-name="Consolas" fo:color="#9876AA" fo:language="en" fo:country="US"/>
    </style:style>
    <style:style style:name="T415" style:parent-style-name="Основнойшрифтабзаца" style:family="text">
      <style:text-properties style:font-name="Consolas" fo:color="#A9B7C6" fo:language="en" fo:country="US"/>
    </style:style>
    <style:style style:name="T416" style:parent-style-name="Основнойшрифтабзаца" style:family="text">
      <style:text-properties style:font-name="Consolas" fo:color="#CC7832" fo:language="en" fo:country="US"/>
    </style:style>
    <style:style style:name="T417" style:parent-style-name="Основнойшрифтабзаца" style:family="text">
      <style:text-properties style:font-name="Consolas" fo:color="#CC7832" fo:language="en" fo:country="US"/>
    </style:style>
    <style:style style:name="T418" style:parent-style-name="Основнойшрифтабзаца" style:family="text">
      <style:text-properties style:font-name="Consolas" fo:color="#A9B7C6" fo:language="en" fo:country="US"/>
    </style:style>
    <style:style style:name="T419" style:parent-style-name="Основнойшрифтабзаца" style:family="text">
      <style:text-properties style:font-name="Consolas" fo:color="#9876AA" fo:language="en" fo:country="US"/>
    </style:style>
    <style:style style:name="T420" style:parent-style-name="Основнойшрифтабзаца" style:family="text">
      <style:text-properties style:font-name="Consolas" fo:color="#A9B7C6" fo:language="en" fo:country="US"/>
    </style:style>
    <style:style style:name="T421" style:parent-style-name="Основнойшрифтабзаца" style:family="text">
      <style:text-properties style:font-name="Consolas" fo:color="#CC7832" fo:language="en" fo:country="US"/>
    </style:style>
    <style:style style:name="T422" style:parent-style-name="Основнойшрифтабзаца" style:family="text">
      <style:text-properties style:font-name="Consolas" fo:color="#CC7832" fo:language="en" fo:country="US"/>
    </style:style>
    <style:style style:name="T423" style:parent-style-name="Основнойшрифтабзаца" style:family="text">
      <style:text-properties style:font-name="Consolas" fo:color="#A9B7C6" fo:language="en" fo:country="US"/>
    </style:style>
    <style:style style:name="T424" style:parent-style-name="Основнойшрифтабзаца" style:family="text">
      <style:text-properties style:font-name="Consolas" fo:color="#A9B7C6" fo:language="en" fo:country="US"/>
    </style:style>
    <style:style style:name="T425" style:parent-style-name="Основнойшрифтабзаца" style:family="text">
      <style:text-properties style:font-name="Consolas" fo:color="#A9B7C6" fo:language="en" fo:country="US"/>
    </style:style>
    <style:style style:name="T426" style:parent-style-name="Основнойшрифтабзаца" style:family="text">
      <style:text-properties style:font-name="Consolas" fo:color="#CC7832" fo:language="en" fo:country="US"/>
    </style:style>
    <style:style style:name="T427" style:parent-style-name="Основнойшрифтабзаца" style:family="text">
      <style:text-properties style:font-name="Consolas" fo:color="#FFC66D" fo:language="en" fo:country="US"/>
    </style:style>
    <style:style style:name="T428" style:parent-style-name="Основнойшрифтабзаца" style:family="text">
      <style:text-properties style:font-name="Consolas" fo:color="#A9B7C6" fo:language="en" fo:country="US"/>
    </style:style>
    <style:style style:name="T429" style:parent-style-name="Основнойшрифтабзаца" style:family="text">
      <style:text-properties style:font-name="Consolas" fo:color="#A9B7C6" fo:language="en" fo:country="US"/>
    </style:style>
    <style:style style:name="T430" style:parent-style-name="Основнойшрифтабзаца" style:family="text">
      <style:text-properties style:font-name="Consolas" fo:color="#CC7832" fo:language="en" fo:country="US"/>
    </style:style>
    <style:style style:name="T431" style:parent-style-name="Основнойшрифтабзаца" style:family="text">
      <style:text-properties style:font-name="Consolas" fo:color="#A9B7C6" fo:language="en" fo:country="US"/>
    </style:style>
    <style:style style:name="T432" style:parent-style-name="Основнойшрифтабзаца" style:family="text">
      <style:text-properties style:font-name="Consolas" fo:color="#6897BB" fo:language="en" fo:country="US"/>
    </style:style>
    <style:style style:name="T433" style:parent-style-name="Основнойшрифтабзаца" style:family="text">
      <style:text-properties style:font-name="Consolas" fo:color="#A9B7C6" fo:language="en" fo:country="US"/>
    </style:style>
    <style:style style:name="T434" style:parent-style-name="Основнойшрифтабзаца" style:family="text">
      <style:text-properties style:font-name="Consolas" fo:color="#CC7832" fo:language="en" fo:country="US"/>
    </style:style>
    <style:style style:name="T435" style:parent-style-name="Основнойшрифтабзаца" style:family="text">
      <style:text-properties style:font-name="Consolas" fo:color="#CC7832" fo:language="en" fo:country="US"/>
    </style:style>
    <style:style style:name="T436" style:parent-style-name="Основнойшрифтабзаца" style:family="text">
      <style:text-properties style:font-name="Consolas" fo:color="#A9B7C6" fo:language="en" fo:country="US"/>
    </style:style>
    <style:style style:name="T437" style:parent-style-name="Основнойшрифтабзаца" style:family="text">
      <style:text-properties style:font-name="Consolas" fo:color="#A9B7C6" fo:language="en" fo:country="US"/>
    </style:style>
    <style:style style:name="P438" style:parent-style-name="Textbody" style:family="paragraph">
      <style:paragraph-properties fo:margin-bottom="0in" fo:line-height="150%"/>
      <style:text-properties fo:font-size="14pt" style:font-size-asian="14pt" fo:language="en" fo:country="US"/>
    </style:style>
    <style:style style:name="P439" style:parent-style-name="Textbody" style:family="paragraph">
      <style:paragraph-properties fo:margin-bottom="0in" fo:line-height="150%"/>
      <style:text-properties fo:font-weight="bold" style:font-weight-asian="bold" fo:font-size="14pt" style:font-size-asian="14pt" fo:language="en" fo:country="US"/>
    </style:style>
    <style:style style:name="P440" style:parent-style-name="Textbody" style:family="paragraph">
      <style:paragraph-properties fo:margin-bottom="0in" fo:line-height="150%"/>
      <style:text-properties fo:font-weight="bold" style:font-weight-asian="bold" fo:font-size="14pt" style:font-size-asian="14pt" fo:language="ru" fo:country="RU"/>
    </style:style>
    <style:style style:name="P441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42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43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44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45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46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47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48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49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50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451" style:parent-style-name="Обычный" style:family="paragraph">
      <style:paragraph-properties fo:widows="2" fo:orphans="2"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2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1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2" style:parent-style-name="Основнойшрифтабзаца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Consolas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name="Consolas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7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8" style:parent-style-name="Основнойшрифтабзаца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61" style:parent-style-name="Основнойшрифтабзаца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P564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65" style:parent-style-name="Textbody" style:family="paragraph">
      <style:paragraph-properties fo:margin-bottom="0in" fo:line-height="150%"/>
      <style:text-properties fo:font-weight="bold" style:font-weight-asian="bold" fo:font-size="14pt" style:font-size-asian="14pt" fo:language="ru" fo:country="RU"/>
    </style:style>
    <style:style style:name="P566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67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68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69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70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71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72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73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74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75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76" style:parent-style-name="Textbody" style:family="paragraph">
      <style:paragraph-properties fo:margin-bottom="0in" fo:line-height="150%"/>
      <style:text-properties fo:font-size="14pt" style:font-size-asian="14pt" fo:language="ru" fo:country="RU"/>
    </style:style>
    <style:style style:name="P577" style:parent-style-name="СтандартныйHTML" style:family="paragraph">
      <style:paragraph-properties fo:background-color="#2B2B2B"/>
    </style:style>
    <style:style style:name="T578" style:parent-style-name="Основнойшрифтабзаца" style:family="text">
      <style:text-properties style:font-name="Consolas" fo:color="#CC7832" fo:language="en" fo:country="US"/>
    </style:style>
    <style:style style:name="T579" style:parent-style-name="Основнойшрифтабзаца" style:family="text">
      <style:text-properties style:font-name="Consolas" fo:color="#A9B7C6" fo:language="en" fo:country="US"/>
    </style:style>
    <style:style style:name="T580" style:parent-style-name="Основнойшрифтабзаца" style:family="text">
      <style:text-properties style:font-name="Consolas" fo:color="#CC7832" fo:language="en" fo:country="US"/>
    </style:style>
    <style:style style:name="T581" style:parent-style-name="Основнойшрифтабзаца" style:family="text">
      <style:text-properties style:font-name="Consolas" fo:color="#CC7832" fo:language="en" fo:country="US"/>
    </style:style>
    <style:style style:name="T582" style:parent-style-name="Основнойшрифтабзаца" style:family="text">
      <style:text-properties style:font-name="Consolas" fo:color="#CC7832" fo:language="en" fo:country="US"/>
    </style:style>
    <style:style style:name="T583" style:parent-style-name="Основнойшрифтабзаца" style:family="text">
      <style:text-properties style:font-name="Consolas" fo:color="#A9B7C6" fo:language="en" fo:country="US"/>
    </style:style>
    <style:style style:name="T584" style:parent-style-name="Основнойшрифтабзаца" style:family="text">
      <style:text-properties style:font-name="Consolas" fo:color="#A9B7C6" fo:language="en" fo:country="US"/>
    </style:style>
    <style:style style:name="T585" style:parent-style-name="Основнойшрифтабзаца" style:family="text">
      <style:text-properties style:font-name="Consolas" fo:color="#CC7832" fo:language="en" fo:country="US"/>
    </style:style>
    <style:style style:name="T586" style:parent-style-name="Основнойшрифтабзаца" style:family="text">
      <style:text-properties style:font-name="Consolas" fo:color="#9876AA" fo:language="en" fo:country="US"/>
    </style:style>
    <style:style style:name="T587" style:parent-style-name="Основнойшрифтабзаца" style:family="text">
      <style:text-properties style:font-name="Consolas" fo:color="#CC7832" fo:language="en" fo:country="US"/>
    </style:style>
    <style:style style:name="T588" style:parent-style-name="Основнойшрифтабзаца" style:family="text">
      <style:text-properties style:font-name="Consolas" fo:color="#CC7832" fo:language="en" fo:country="US"/>
    </style:style>
    <style:style style:name="T589" style:parent-style-name="Основнойшрифтабзаца" style:family="text">
      <style:text-properties style:font-name="Consolas" fo:color="#9876AA" fo:language="en" fo:country="US"/>
    </style:style>
    <style:style style:name="T590" style:parent-style-name="Основнойшрифтабзаца" style:family="text">
      <style:text-properties style:font-name="Consolas" fo:color="#CC7832" fo:language="en" fo:country="US"/>
    </style:style>
    <style:style style:name="T591" style:parent-style-name="Основнойшрифтабзаца" style:family="text">
      <style:text-properties style:font-name="Consolas" fo:color="#CC7832" fo:language="en" fo:country="US"/>
    </style:style>
    <style:style style:name="T592" style:parent-style-name="Основнойшрифтабзаца" style:family="text">
      <style:text-properties style:font-name="Consolas" fo:color="#CC7832" fo:language="en" fo:country="US"/>
    </style:style>
    <style:style style:name="T593" style:parent-style-name="Основнойшрифтабзаца" style:family="text">
      <style:text-properties style:font-name="Consolas" fo:color="#FFC66D" fo:language="en" fo:country="US"/>
    </style:style>
    <style:style style:name="T594" style:parent-style-name="Основнойшрифтабзаца" style:family="text">
      <style:text-properties style:font-name="Consolas" fo:color="#A9B7C6" fo:language="en" fo:country="US"/>
    </style:style>
    <style:style style:name="T595" style:parent-style-name="Основнойшрифтабзаца" style:family="text">
      <style:text-properties style:font-name="Consolas" fo:color="#CC7832" fo:language="en" fo:country="US"/>
    </style:style>
    <style:style style:name="T596" style:parent-style-name="Основнойшрифтабзаца" style:family="text">
      <style:text-properties style:font-name="Consolas" fo:color="#A9B7C6" fo:language="en" fo:country="US"/>
    </style:style>
    <style:style style:name="T597" style:parent-style-name="Основнойшрифтабзаца" style:family="text">
      <style:text-properties style:font-name="Consolas" fo:color="#CC7832" fo:language="en" fo:country="US"/>
    </style:style>
    <style:style style:name="T598" style:parent-style-name="Основнойшрифтабзаца" style:family="text">
      <style:text-properties style:font-name="Consolas" fo:color="#A9B7C6" fo:language="en" fo:country="US"/>
    </style:style>
    <style:style style:name="T599" style:parent-style-name="Основнойшрифтабзаца" style:family="text">
      <style:text-properties style:font-name="Consolas" fo:color="#A9B7C6" fo:language="en" fo:country="US"/>
    </style:style>
    <style:style style:name="T600" style:parent-style-name="Основнойшрифтабзаца" style:family="text">
      <style:text-properties style:font-name="Consolas" fo:color="#CC7832" fo:language="en" fo:country="US"/>
    </style:style>
    <style:style style:name="T601" style:parent-style-name="Основнойшрифтабзаца" style:family="text">
      <style:text-properties style:font-name="Consolas" fo:color="#A9B7C6" fo:language="en" fo:country="US"/>
    </style:style>
    <style:style style:name="T602" style:parent-style-name="Основнойшрифтабзаца" style:family="text">
      <style:text-properties style:font-name="Consolas" fo:color="#CC7832" fo:language="en" fo:country="US"/>
    </style:style>
    <style:style style:name="T603" style:parent-style-name="Основнойшрифтабзаца" style:family="text">
      <style:text-properties style:font-name="Consolas" fo:color="#CC7832" fo:language="en" fo:country="US"/>
    </style:style>
    <style:style style:name="T604" style:parent-style-name="Основнойшрифтабзаца" style:family="text">
      <style:text-properties style:font-name="Consolas" fo:color="#A9B7C6" fo:language="en" fo:country="US"/>
    </style:style>
    <style:style style:name="T605" style:parent-style-name="Основнойшрифтабзаца" style:family="text">
      <style:text-properties style:font-name="Consolas" fo:color="#A9B7C6" fo:language="en" fo:country="US"/>
    </style:style>
    <style:style style:name="T606" style:parent-style-name="Основнойшрифтабзаца" style:family="text">
      <style:text-properties style:font-name="Consolas" fo:color="#A9B7C6" fo:language="en" fo:country="US"/>
    </style:style>
    <style:style style:name="T607" style:parent-style-name="Основнойшрифтабзаца" style:family="text">
      <style:text-properties style:font-name="Consolas" fo:color="#CC7832" fo:language="en" fo:country="US"/>
    </style:style>
    <style:style style:name="T608" style:parent-style-name="Основнойшрифтабзаца" style:family="text">
      <style:text-properties style:font-name="Consolas" fo:color="#FFC66D" fo:language="en" fo:country="US"/>
    </style:style>
    <style:style style:name="T609" style:parent-style-name="Основнойшрифтабзаца" style:family="text">
      <style:text-properties style:font-name="Consolas" fo:color="#A9B7C6" fo:language="en" fo:country="US"/>
    </style:style>
    <style:style style:name="T610" style:parent-style-name="Основнойшрифтабзаца" style:family="text">
      <style:text-properties style:font-name="Consolas" fo:color="#A9B7C6" fo:language="en" fo:country="US"/>
    </style:style>
    <style:style style:name="T611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612" style:parent-style-name="Основнойшрифтабзаца" style:family="text">
      <style:text-properties style:font-name="Consolas" fo:color="#A9B7C6" fo:language="en" fo:country="US"/>
    </style:style>
    <style:style style:name="T613" style:parent-style-name="Основнойшрифтабзаца" style:family="text">
      <style:text-properties style:font-name="Consolas" fo:color="#6A8759" fo:language="en" fo:country="US"/>
    </style:style>
    <style:style style:name="T614" style:parent-style-name="Основнойшрифтабзаца" style:family="text">
      <style:text-properties style:font-name="Consolas" fo:color="#A9B7C6" fo:language="en" fo:country="US"/>
    </style:style>
    <style:style style:name="T615" style:parent-style-name="Основнойшрифтабзаца" style:family="text">
      <style:text-properties style:font-name="Consolas" fo:color="#CC7832" fo:language="en" fo:country="US"/>
    </style:style>
    <style:style style:name="T616" style:parent-style-name="Основнойшрифтабзаца" style:family="text">
      <style:text-properties style:font-name="Consolas" fo:color="#CC7832" fo:language="en" fo:country="US"/>
    </style:style>
    <style:style style:name="T617" style:parent-style-name="Основнойшрифтабзаца" style:family="text">
      <style:text-properties style:font-name="Consolas" fo:color="#A9B7C6" fo:language="en" fo:country="US"/>
    </style:style>
    <style:style style:name="T618" style:parent-style-name="Основнойшрифтабзаца" style:family="text">
      <style:text-properties style:font-name="Consolas" fo:color="#CC7832" fo:language="en" fo:country="US"/>
    </style:style>
    <style:style style:name="T619" style:parent-style-name="Основнойшрифтабзаца" style:family="text">
      <style:text-properties style:font-name="Consolas" fo:color="#A9B7C6" fo:language="en" fo:country="US"/>
    </style:style>
    <style:style style:name="T620" style:parent-style-name="Основнойшрифтабзаца" style:family="text">
      <style:text-properties style:font-name="Consolas" fo:color="#6897BB" fo:language="en" fo:country="US"/>
    </style:style>
    <style:style style:name="T621" style:parent-style-name="Основнойшрифтабзаца" style:family="text">
      <style:text-properties style:font-name="Consolas" fo:color="#CC7832" fo:language="en" fo:country="US"/>
    </style:style>
    <style:style style:name="T622" style:parent-style-name="Основнойшрифтабзаца" style:family="text">
      <style:text-properties style:font-name="Consolas" fo:color="#6897BB" fo:language="en" fo:country="US"/>
    </style:style>
    <style:style style:name="T623" style:parent-style-name="Основнойшрифтабзаца" style:family="text">
      <style:text-properties style:font-name="Consolas" fo:color="#A9B7C6" fo:language="en" fo:country="US"/>
    </style:style>
    <style:style style:name="T624" style:parent-style-name="Основнойшрифтабзаца" style:family="text">
      <style:text-properties style:font-name="Consolas" fo:color="#CC7832" fo:language="en" fo:country="US"/>
    </style:style>
    <style:style style:name="T625" style:parent-style-name="Основнойшрифтабзаца" style:family="text">
      <style:text-properties style:font-name="Consolas" fo:color="#CC7832" fo:language="en" fo:country="US"/>
    </style:style>
    <style:style style:name="T626" style:parent-style-name="Основнойшрифтабзаца" style:family="text">
      <style:text-properties style:font-name="Consolas" fo:color="#A9B7C6" fo:language="en" fo:country="US"/>
    </style:style>
    <style:style style:name="T627" style:parent-style-name="Основнойшрифтабзаца" style:family="text">
      <style:text-properties style:font-name="Consolas" fo:color="#CC7832" fo:language="en" fo:country="US"/>
    </style:style>
    <style:style style:name="T628" style:parent-style-name="Основнойшрифтабзаца" style:family="text">
      <style:text-properties style:font-name="Consolas" fo:color="#CC7832" fo:language="en" fo:country="US"/>
    </style:style>
    <style:style style:name="T629" style:parent-style-name="Основнойшрифтабзаца" style:family="text">
      <style:text-properties style:font-name="Consolas" fo:color="#CC7832" fo:language="en" fo:country="US"/>
    </style:style>
    <style:style style:name="T630" style:parent-style-name="Основнойшрифтабзаца" style:family="text">
      <style:text-properties style:font-name="Consolas" fo:color="#A9B7C6" fo:language="en" fo:country="US"/>
    </style:style>
    <style:style style:name="T631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632" style:parent-style-name="Основнойшрифтабзаца" style:family="text">
      <style:text-properties style:font-name="Consolas" fo:color="#A9B7C6" fo:language="en" fo:country="US"/>
    </style:style>
    <style:style style:name="T633" style:parent-style-name="Основнойшрифтабзаца" style:family="text">
      <style:text-properties style:font-name="Consolas" fo:color="#6A8759" fo:language="en" fo:country="US"/>
    </style:style>
    <style:style style:name="T634" style:parent-style-name="Основнойшрифтабзаца" style:family="text">
      <style:text-properties style:font-name="Consolas" fo:color="#CC7832" fo:language="en" fo:country="US"/>
    </style:style>
    <style:style style:name="T635" style:parent-style-name="Основнойшрифтабзаца" style:family="text">
      <style:text-properties style:font-name="Consolas" fo:color="#6A8759" fo:language="en" fo:country="US"/>
    </style:style>
    <style:style style:name="T636" style:parent-style-name="Основнойшрифтабзаца" style:family="text">
      <style:text-properties style:font-name="Consolas" fo:color="#A9B7C6" fo:language="en" fo:country="US"/>
    </style:style>
    <style:style style:name="T637" style:parent-style-name="Основнойшрифтабзаца" style:family="text">
      <style:text-properties style:font-name="Consolas" fo:color="#CC7832" fo:language="en" fo:country="US"/>
    </style:style>
    <style:style style:name="T638" style:parent-style-name="Основнойшрифтабзаца" style:family="text">
      <style:text-properties style:font-name="Consolas" fo:color="#CC7832" fo:language="en" fo:country="US"/>
    </style:style>
    <style:style style:name="T639" style:parent-style-name="Основнойшрифтабзаца" style:family="text">
      <style:text-properties style:font-name="Consolas" fo:color="#A9B7C6" fo:language="en" fo:country="US"/>
    </style:style>
    <style:style style:name="T640" style:parent-style-name="Основнойшрифтабзаца" style:family="text">
      <style:text-properties style:font-name="Consolas" fo:color="#CC7832" fo:language="en" fo:country="US"/>
    </style:style>
    <style:style style:name="T641" style:parent-style-name="Основнойшрифтабзаца" style:family="text">
      <style:text-properties style:font-name="Consolas" fo:color="#A9B7C6" fo:language="en" fo:country="US"/>
    </style:style>
    <style:style style:name="T642" style:parent-style-name="Основнойшрифтабзаца" style:family="text">
      <style:text-properties style:font-name="Consolas" fo:color="#6897BB" fo:language="en" fo:country="US"/>
    </style:style>
    <style:style style:name="T643" style:parent-style-name="Основнойшрифтабзаца" style:family="text">
      <style:text-properties style:font-name="Consolas" fo:color="#CC7832" fo:language="en" fo:country="US"/>
    </style:style>
    <style:style style:name="T644" style:parent-style-name="Основнойшрифтабзаца" style:family="text">
      <style:text-properties style:font-name="Consolas" fo:color="#6897BB" fo:language="en" fo:country="US"/>
    </style:style>
    <style:style style:name="T645" style:parent-style-name="Основнойшрифтабзаца" style:family="text">
      <style:text-properties style:font-name="Consolas" fo:color="#A9B7C6" fo:language="en" fo:country="US"/>
    </style:style>
    <style:style style:name="T646" style:parent-style-name="Основнойшрифтабзаца" style:family="text">
      <style:text-properties style:font-name="Consolas" fo:color="#CC7832" fo:language="en" fo:country="US"/>
    </style:style>
    <style:style style:name="T647" style:parent-style-name="Основнойшрифтабзаца" style:family="text">
      <style:text-properties style:font-name="Consolas" fo:color="#CC7832" fo:language="en" fo:country="US"/>
    </style:style>
    <style:style style:name="T648" style:parent-style-name="Основнойшрифтабзаца" style:family="text">
      <style:text-properties style:font-name="Consolas" fo:color="#A9B7C6" fo:language="en" fo:country="US"/>
    </style:style>
    <style:style style:name="T649" style:parent-style-name="Основнойшрифтабзаца" style:family="text">
      <style:text-properties style:font-name="Consolas" fo:color="#CC7832" fo:language="en" fo:country="US"/>
    </style:style>
    <style:style style:name="T650" style:parent-style-name="Основнойшрифтабзаца" style:family="text">
      <style:text-properties style:font-name="Consolas" fo:color="#CC7832" fo:language="en" fo:country="US"/>
    </style:style>
    <style:style style:name="T651" style:parent-style-name="Основнойшрифтабзаца" style:family="text">
      <style:text-properties style:font-name="Consolas" fo:color="#A9B7C6" fo:language="en" fo:country="US"/>
    </style:style>
    <style:style style:name="T652" style:parent-style-name="Основнойшрифтабзаца" style:family="text">
      <style:text-properties style:font-name="Consolas" fo:color="#A9B7C6" fo:language="en" fo:country="US"/>
    </style:style>
    <style:style style:name="T653" style:parent-style-name="Основнойшрифтабзаца" style:family="text">
      <style:text-properties style:font-name="Consolas" fo:color="#A9B7C6" fo:language="en" fo:country="US"/>
    </style:style>
    <style:style style:name="T654" style:parent-style-name="Основнойшрифтабзаца" style:family="text">
      <style:text-properties style:font-name="Consolas" fo:color="#CC7832" fo:language="en" fo:country="US"/>
    </style:style>
    <style:style style:name="T655" style:parent-style-name="Основнойшрифтабзаца" style:family="text">
      <style:text-properties style:font-name="Consolas" fo:color="#FFC66D" fo:language="en" fo:country="US"/>
    </style:style>
    <style:style style:name="T656" style:parent-style-name="Основнойшрифтабзаца" style:family="text">
      <style:text-properties style:font-name="Consolas" fo:color="#A9B7C6" fo:language="en" fo:country="US"/>
    </style:style>
    <style:style style:name="T657" style:parent-style-name="Основнойшрифтабзаца" style:family="text">
      <style:text-properties style:font-name="Consolas" fo:color="#CC7832" fo:language="en" fo:country="US"/>
    </style:style>
    <style:style style:name="T658" style:parent-style-name="Основнойшрифтабзаца" style:family="text">
      <style:text-properties style:font-name="Consolas" fo:color="#A9B7C6" fo:language="en" fo:country="US"/>
    </style:style>
    <style:style style:name="T659" style:parent-style-name="Основнойшрифтабзаца" style:family="text">
      <style:text-properties style:font-name="Consolas" fo:color="#A9B7C6" fo:language="en" fo:country="US"/>
    </style:style>
    <style:style style:name="T660" style:parent-style-name="Основнойшрифтабзаца" style:family="text">
      <style:text-properties style:font-name="Consolas" fo:color="#CC7832" fo:language="en" fo:country="US"/>
    </style:style>
    <style:style style:name="T661" style:parent-style-name="Основнойшрифтабзаца" style:family="text">
      <style:text-properties style:font-name="Consolas" fo:color="#A9B7C6" fo:language="en" fo:country="US"/>
    </style:style>
    <style:style style:name="T662" style:parent-style-name="Основнойшрифтабзаца" style:family="text">
      <style:text-properties style:font-name="Consolas" fo:color="#9876AA" fo:language="en" fo:country="US"/>
    </style:style>
    <style:style style:name="T663" style:parent-style-name="Основнойшрифтабзаца" style:family="text">
      <style:text-properties style:font-name="Consolas" fo:color="#A9B7C6" fo:language="en" fo:country="US"/>
    </style:style>
    <style:style style:name="T664" style:parent-style-name="Основнойшрифтабзаца" style:family="text">
      <style:text-properties style:font-name="Consolas" fo:color="#CC7832" fo:language="en" fo:country="US"/>
    </style:style>
    <style:style style:name="T665" style:parent-style-name="Основнойшрифтабзаца" style:family="text">
      <style:text-properties style:font-name="Consolas" fo:color="#CC7832" fo:language="en" fo:country="US"/>
    </style:style>
    <style:style style:name="T666" style:parent-style-name="Основнойшрифтабзаца" style:family="text">
      <style:text-properties style:font-name="Consolas" fo:color="#A9B7C6" fo:language="en" fo:country="US"/>
    </style:style>
    <style:style style:name="T667" style:parent-style-name="Основнойшрифтабзаца" style:family="text">
      <style:text-properties style:font-name="Consolas" fo:color="#A9B7C6" fo:language="en" fo:country="US"/>
    </style:style>
    <style:style style:name="T668" style:parent-style-name="Основнойшрифтабзаца" style:family="text">
      <style:text-properties style:font-name="Consolas" fo:color="#A9B7C6" fo:language="en" fo:country="US"/>
    </style:style>
    <style:style style:name="T669" style:parent-style-name="Основнойшрифтабзаца" style:family="text">
      <style:text-properties style:font-name="Consolas" fo:color="#CC7832" fo:language="en" fo:country="US"/>
    </style:style>
    <style:style style:name="T670" style:parent-style-name="Основнойшрифтабзаца" style:family="text">
      <style:text-properties style:font-name="Consolas" fo:color="#FFC66D" fo:language="en" fo:country="US"/>
    </style:style>
    <style:style style:name="T671" style:parent-style-name="Основнойшрифтабзаца" style:family="text">
      <style:text-properties style:font-name="Consolas" fo:color="#A9B7C6" fo:language="en" fo:country="US"/>
    </style:style>
    <style:style style:name="T672" style:parent-style-name="Основнойшрифтабзаца" style:family="text">
      <style:text-properties style:font-name="Consolas" fo:color="#CC7832" fo:language="en" fo:country="US"/>
    </style:style>
    <style:style style:name="T673" style:parent-style-name="Основнойшрифтабзаца" style:family="text">
      <style:text-properties style:font-name="Consolas" fo:color="#A9B7C6" fo:language="en" fo:country="US"/>
    </style:style>
    <style:style style:name="T674" style:parent-style-name="Основнойшрифтабзаца" style:family="text">
      <style:text-properties style:font-name="Consolas" fo:color="#A9B7C6" fo:language="en" fo:country="US"/>
    </style:style>
    <style:style style:name="T675" style:parent-style-name="Основнойшрифтабзаца" style:family="text">
      <style:text-properties style:font-name="Consolas" fo:color="#CC7832" fo:language="en" fo:country="US"/>
    </style:style>
    <style:style style:name="T676" style:parent-style-name="Основнойшрифтабзаца" style:family="text">
      <style:text-properties style:font-name="Consolas" fo:color="#A9B7C6" fo:language="en" fo:country="US"/>
    </style:style>
    <style:style style:name="T677" style:parent-style-name="Основнойшрифтабзаца" style:family="text">
      <style:text-properties style:font-name="Consolas" fo:color="#9876AA" fo:language="en" fo:country="US"/>
    </style:style>
    <style:style style:name="T678" style:parent-style-name="Основнойшрифтабзаца" style:family="text">
      <style:text-properties style:font-name="Consolas" fo:color="#A9B7C6" fo:language="en" fo:country="US"/>
    </style:style>
    <style:style style:name="T679" style:parent-style-name="Основнойшрифтабзаца" style:family="text">
      <style:text-properties style:font-name="Consolas" fo:color="#CC7832" fo:language="en" fo:country="US"/>
    </style:style>
    <style:style style:name="T680" style:parent-style-name="Основнойшрифтабзаца" style:family="text">
      <style:text-properties style:font-name="Consolas" fo:color="#CC7832" fo:language="en" fo:country="US"/>
    </style:style>
    <style:style style:name="T681" style:parent-style-name="Основнойшрифтабзаца" style:family="text">
      <style:text-properties style:font-name="Consolas" fo:color="#A9B7C6" fo:language="en" fo:country="US"/>
    </style:style>
    <style:style style:name="T682" style:parent-style-name="Основнойшрифтабзаца" style:family="text">
      <style:text-properties style:font-name="Consolas" fo:color="#A9B7C6" fo:language="en" fo:country="US"/>
    </style:style>
    <style:style style:name="T683" style:parent-style-name="Основнойшрифтабзаца" style:family="text">
      <style:text-properties style:font-name="Consolas" fo:color="#A9B7C6" fo:language="en" fo:country="US"/>
    </style:style>
    <style:style style:name="T684" style:parent-style-name="Основнойшрифтабзаца" style:family="text">
      <style:text-properties style:font-name="Consolas" fo:color="#CC7832" fo:language="en" fo:country="US"/>
    </style:style>
    <style:style style:name="T685" style:parent-style-name="Основнойшрифтабзаца" style:family="text">
      <style:text-properties style:font-name="Consolas" fo:color="#FFC66D" fo:language="en" fo:country="US"/>
    </style:style>
    <style:style style:name="T686" style:parent-style-name="Основнойшрифтабзаца" style:family="text">
      <style:text-properties style:font-name="Consolas" fo:color="#A9B7C6" fo:language="en" fo:country="US"/>
    </style:style>
    <style:style style:name="T687" style:parent-style-name="Основнойшрифтабзаца" style:family="text">
      <style:text-properties style:font-name="Consolas" fo:color="#CC7832" fo:language="en" fo:country="US"/>
    </style:style>
    <style:style style:name="T688" style:parent-style-name="Основнойшрифтабзаца" style:family="text">
      <style:text-properties style:font-name="Consolas" fo:color="#A9B7C6" fo:language="en" fo:country="US"/>
    </style:style>
    <style:style style:name="T689" style:parent-style-name="Основнойшрифтабзаца" style:family="text">
      <style:text-properties style:font-name="Consolas" fo:color="#CC7832" fo:language="en" fo:country="US"/>
    </style:style>
    <style:style style:name="T690" style:parent-style-name="Основнойшрифтабзаца" style:family="text">
      <style:text-properties style:font-name="Consolas" fo:color="#A9B7C6" fo:language="en" fo:country="US"/>
    </style:style>
    <style:style style:name="T691" style:parent-style-name="Основнойшрифтабзаца" style:family="text">
      <style:text-properties style:font-name="Consolas" fo:color="#A9B7C6" fo:language="en" fo:country="US"/>
    </style:style>
    <style:style style:name="T692" style:parent-style-name="Основнойшрифтабзаца" style:family="text">
      <style:text-properties style:font-name="Consolas" fo:color="#CC7832" fo:language="en" fo:country="US"/>
    </style:style>
    <style:style style:name="T693" style:parent-style-name="Основнойшрифтабзаца" style:family="text">
      <style:text-properties style:font-name="Consolas" fo:color="#A9B7C6" fo:language="en" fo:country="US"/>
    </style:style>
    <style:style style:name="T694" style:parent-style-name="Основнойшрифтабзаца" style:family="text">
      <style:text-properties style:font-name="Consolas" fo:color="#A9B7C6" fo:language="en" fo:country="US"/>
    </style:style>
    <style:style style:name="T695" style:parent-style-name="Основнойшрифтабзаца" style:family="text">
      <style:text-properties style:font-name="Consolas" fo:color="#CC7832" fo:language="en" fo:country="US"/>
    </style:style>
    <style:style style:name="T696" style:parent-style-name="Основнойшрифтабзаца" style:family="text">
      <style:text-properties style:font-name="Consolas" fo:color="#A9B7C6" fo:language="en" fo:country="US"/>
    </style:style>
    <style:style style:name="T697" style:parent-style-name="Основнойшрифтабзаца" style:family="text">
      <style:text-properties style:font-name="Consolas" fo:color="#9876AA" fo:language="en" fo:country="US"/>
    </style:style>
    <style:style style:name="T698" style:parent-style-name="Основнойшрифтабзаца" style:family="text">
      <style:text-properties style:font-name="Consolas" fo:color="#A9B7C6" fo:language="en" fo:country="US"/>
    </style:style>
    <style:style style:name="T699" style:parent-style-name="Основнойшрифтабзаца" style:family="text">
      <style:text-properties style:font-name="Consolas" fo:color="#CC7832" fo:language="en" fo:country="US"/>
    </style:style>
    <style:style style:name="T700" style:parent-style-name="Основнойшрифтабзаца" style:family="text">
      <style:text-properties style:font-name="Consolas" fo:color="#CC7832" fo:language="en" fo:country="US"/>
    </style:style>
    <style:style style:name="T701" style:parent-style-name="Основнойшрифтабзаца" style:family="text">
      <style:text-properties style:font-name="Consolas" fo:color="#A9B7C6" fo:language="en" fo:country="US"/>
    </style:style>
    <style:style style:name="T702" style:parent-style-name="Основнойшрифтабзаца" style:family="text">
      <style:text-properties style:font-name="Consolas" fo:color="#9876AA" fo:language="en" fo:country="US"/>
    </style:style>
    <style:style style:name="T703" style:parent-style-name="Основнойшрифтабзаца" style:family="text">
      <style:text-properties style:font-name="Consolas" fo:color="#A9B7C6" fo:language="en" fo:country="US"/>
    </style:style>
    <style:style style:name="T704" style:parent-style-name="Основнойшрифтабзаца" style:family="text">
      <style:text-properties style:font-name="Consolas" fo:color="#CC7832" fo:language="en" fo:country="US"/>
    </style:style>
    <style:style style:name="T705" style:parent-style-name="Основнойшрифтабзаца" style:family="text">
      <style:text-properties style:font-name="Consolas" fo:color="#CC7832" fo:language="en" fo:country="US"/>
    </style:style>
    <style:style style:name="T706" style:parent-style-name="Основнойшрифтабзаца" style:family="text">
      <style:text-properties style:font-name="Consolas" fo:color="#A9B7C6" fo:language="en" fo:country="US"/>
    </style:style>
    <style:style style:name="T707" style:parent-style-name="Основнойшрифтабзаца" style:family="text">
      <style:text-properties style:font-name="Consolas" fo:color="#CC7832" fo:language="en" fo:country="US"/>
    </style:style>
    <style:style style:name="T708" style:parent-style-name="Основнойшрифтабзаца" style:family="text">
      <style:text-properties style:font-name="Consolas" fo:color="#A9B7C6" fo:language="en" fo:country="US"/>
    </style:style>
    <style:style style:name="T709" style:parent-style-name="Основнойшрифтабзаца" style:family="text">
      <style:text-properties style:font-name="Consolas" fo:color="#A9B7C6" fo:language="en" fo:country="US"/>
    </style:style>
    <style:style style:name="T710" style:parent-style-name="Основнойшрифтабзаца" style:family="text">
      <style:text-properties style:font-name="Consolas" fo:color="#CC7832" fo:language="en" fo:country="US"/>
    </style:style>
    <style:style style:name="T711" style:parent-style-name="Основнойшрифтабзаца" style:family="text">
      <style:text-properties style:font-name="Consolas" fo:color="#A9B7C6" fo:language="en" fo:country="US"/>
    </style:style>
    <style:style style:name="T712" style:parent-style-name="Основнойшрифтабзаца" style:family="text">
      <style:text-properties style:font-name="Consolas" fo:color="#9876AA" fo:language="en" fo:country="US"/>
    </style:style>
    <style:style style:name="T713" style:parent-style-name="Основнойшрифтабзаца" style:family="text">
      <style:text-properties style:font-name="Consolas" fo:color="#A9B7C6" fo:language="en" fo:country="US"/>
    </style:style>
    <style:style style:name="T714" style:parent-style-name="Основнойшрифтабзаца" style:family="text">
      <style:text-properties style:font-name="Consolas" fo:color="#CC7832" fo:language="en" fo:country="US"/>
    </style:style>
    <style:style style:name="T715" style:parent-style-name="Основнойшрифтабзаца" style:family="text">
      <style:text-properties style:font-name="Consolas" fo:color="#CC7832" fo:language="en" fo:country="US"/>
    </style:style>
    <style:style style:name="T716" style:parent-style-name="Основнойшрифтабзаца" style:family="text">
      <style:text-properties style:font-name="Consolas" fo:color="#A9B7C6" fo:language="en" fo:country="US"/>
    </style:style>
    <style:style style:name="T717" style:parent-style-name="Основнойшрифтабзаца" style:family="text">
      <style:text-properties style:font-name="Consolas" fo:color="#9876AA" fo:language="en" fo:country="US"/>
    </style:style>
    <style:style style:name="T718" style:parent-style-name="Основнойшрифтабзаца" style:family="text">
      <style:text-properties style:font-name="Consolas" fo:color="#A9B7C6" fo:language="en" fo:country="US"/>
    </style:style>
    <style:style style:name="T719" style:parent-style-name="Основнойшрифтабзаца" style:family="text">
      <style:text-properties style:font-name="Consolas" fo:color="#CC7832" fo:language="en" fo:country="US"/>
    </style:style>
    <style:style style:name="T720" style:parent-style-name="Основнойшрифтабзаца" style:family="text">
      <style:text-properties style:font-name="Consolas" fo:color="#CC7832" fo:language="en" fo:country="US"/>
    </style:style>
    <style:style style:name="T721" style:parent-style-name="Основнойшрифтабзаца" style:family="text">
      <style:text-properties style:font-name="Consolas" fo:color="#A9B7C6" fo:language="en" fo:country="US"/>
    </style:style>
    <style:style style:name="T722" style:parent-style-name="Основнойшрифтабзаца" style:family="text">
      <style:text-properties style:font-name="Consolas" fo:color="#A9B7C6" fo:language="en" fo:country="US"/>
    </style:style>
    <style:style style:name="T723" style:parent-style-name="Основнойшрифтабзаца" style:family="text">
      <style:text-properties style:font-name="Consolas" fo:color="#A9B7C6" fo:language="en" fo:country="US"/>
    </style:style>
    <style:style style:name="T724" style:parent-style-name="Основнойшрифтабзаца" style:family="text">
      <style:text-properties style:font-name="Consolas" fo:color="#A9B7C6" fo:language="en" fo:country="US"/>
    </style:style>
    <style:style style:name="T725" style:parent-style-name="Основнойшрифтабзаца" style:family="text">
      <style:text-properties style:font-name="Consolas" fo:color="#CC7832" fo:language="en" fo:country="US"/>
    </style:style>
    <style:style style:name="T726" style:parent-style-name="Основнойшрифтабзаца" style:family="text">
      <style:text-properties style:font-name="Consolas" fo:color="#FFC66D" fo:language="en" fo:country="US"/>
    </style:style>
    <style:style style:name="T727" style:parent-style-name="Основнойшрифтабзаца" style:family="text">
      <style:text-properties style:font-name="Consolas" fo:color="#A9B7C6" fo:language="en" fo:country="US"/>
    </style:style>
    <style:style style:name="T728" style:parent-style-name="Основнойшрифтабзаца" style:family="text">
      <style:text-properties style:font-name="Consolas" fo:color="#A9B7C6" fo:language="en" fo:country="US"/>
    </style:style>
    <style:style style:name="T729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730" style:parent-style-name="Основнойшрифтабзаца" style:family="text">
      <style:text-properties style:font-name="Consolas" fo:color="#A9B7C6" fo:language="en" fo:country="US"/>
    </style:style>
    <style:style style:name="T731" style:parent-style-name="Основнойшрифтабзаца" style:family="text">
      <style:text-properties style:font-name="Consolas" fo:color="#6A8759" fo:language="en" fo:country="US"/>
    </style:style>
    <style:style style:name="T732" style:parent-style-name="Основнойшрифтабзаца" style:family="text">
      <style:text-properties style:font-name="Consolas" fo:color="#A9B7C6" fo:language="en" fo:country="US"/>
    </style:style>
    <style:style style:name="T733" style:parent-style-name="Основнойшрифтабзаца" style:family="text">
      <style:text-properties style:font-name="Consolas" fo:color="#9876AA" fo:language="en" fo:country="US"/>
    </style:style>
    <style:style style:name="T734" style:parent-style-name="Основнойшрифтабзаца" style:family="text">
      <style:text-properties style:font-name="Consolas" fo:color="#A9B7C6" fo:language="en" fo:country="US"/>
    </style:style>
    <style:style style:name="T735" style:parent-style-name="Основнойшрифтабзаца" style:family="text">
      <style:text-properties style:font-name="Consolas" fo:color="#CC7832" fo:language="en" fo:country="US"/>
    </style:style>
    <style:style style:name="T736" style:parent-style-name="Основнойшрифтабзаца" style:family="text">
      <style:text-properties style:font-name="Consolas" fo:color="#CC7832" fo:language="en" fo:country="US"/>
    </style:style>
    <style:style style:name="T737" style:parent-style-name="Основнойшрифтабзаца" style:family="text">
      <style:text-properties style:font-name="Consolas" fo:color="#A9B7C6" fo:language="en" fo:country="US"/>
    </style:style>
    <style:style style:name="T738" style:parent-style-name="Основнойшрифтабзаца" style:family="text">
      <style:text-properties style:font-name="Consolas" fo:font-style="italic" style:font-style-asian="italic" style:font-style-complex="italic" fo:color="#9876AA" fo:language="en" fo:country="US"/>
    </style:style>
    <style:style style:name="T739" style:parent-style-name="Основнойшрифтабзаца" style:family="text">
      <style:text-properties style:font-name="Consolas" fo:color="#A9B7C6" fo:language="en" fo:country="US"/>
    </style:style>
    <style:style style:name="T740" style:parent-style-name="Основнойшрифтабзаца" style:family="text">
      <style:text-properties style:font-name="Consolas" fo:color="#6A8759" fo:language="en" fo:country="US"/>
    </style:style>
    <style:style style:name="T741" style:parent-style-name="Основнойшрифтабзаца" style:family="text">
      <style:text-properties style:font-name="Consolas" fo:color="#A9B7C6" fo:language="en" fo:country="US"/>
    </style:style>
    <style:style style:name="T742" style:parent-style-name="Основнойшрифтабзаца" style:family="text">
      <style:text-properties style:font-name="Consolas" fo:color="#9876AA" fo:language="en" fo:country="US"/>
    </style:style>
    <style:style style:name="T743" style:parent-style-name="Основнойшрифтабзаца" style:family="text">
      <style:text-properties style:font-name="Consolas" fo:color="#A9B7C6" fo:language="en" fo:country="US"/>
    </style:style>
    <style:style style:name="T744" style:parent-style-name="Основнойшрифтабзаца" style:family="text">
      <style:text-properties style:font-name="Consolas" fo:color="#CC7832" fo:language="en" fo:country="US"/>
    </style:style>
    <style:style style:name="T745" style:parent-style-name="Основнойшрифтабзаца" style:family="text">
      <style:text-properties style:font-name="Consolas" fo:color="#CC7832" fo:language="en" fo:country="US"/>
    </style:style>
    <style:style style:name="T746" style:parent-style-name="Основнойшрифтабзаца" style:family="text">
      <style:text-properties style:font-name="Consolas" fo:color="#A9B7C6" fo:language="en" fo:country="US"/>
    </style:style>
    <style:style style:name="T747" style:parent-style-name="Основнойшрифтабзаца" style:family="text">
      <style:text-properties style:font-name="Consolas" fo:color="#A9B7C6" fo:language="en" fo:country="US"/>
    </style:style>
    <style:style style:name="P748" style:parent-style-name="Textbody" style:family="paragraph">
      <style:paragraph-properties fo:margin-bottom="0in" fo:line-height="150%"/>
      <style:text-properties fo:font-size="14pt" style:font-size-asian="14pt" fo:language="en" fo:country="US"/>
    </style:style>
    <style:style style:name="P749" style:parent-style-name="Textbody" style:family="paragraph">
      <style:paragraph-properties fo:margin-bottom="0in" fo:line-height="150%"/>
    </style:style>
    <style:style style:name="T750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751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752" style:parent-style-name="Textbody" style:family="paragraph">
      <style:paragraph-properties fo:margin-bottom="0in" fo:line-height="150%"/>
    </style:style>
    <style:style style:name="T753" style:parent-style-name="Основнойшрифтабзаца" style:family="text">
      <style:text-properties fo:font-size="14pt" style:font-size-asian="14pt" fo:language="ru" fo:country="RU"/>
    </style:style>
    <style:style style:name="T754" style:parent-style-name="Основнойшрифтабзаца" style:family="text">
      <style:text-properties fo:font-size="14pt" style:font-size-asian="14pt" fo:language="en" fo:country="US"/>
    </style:style>
    <style:style style:name="T755" style:parent-style-name="Основнойшрифтабзаца" style:family="text">
      <style:text-properties fo:font-size="14pt" style:font-size-asian="14pt" fo:language="ru" fo:country="RU"/>
    </style:style>
    <style:style style:name="T756" style:parent-style-name="Основнойшрифтабзаца" style:family="text">
      <style:text-properties fo:font-size="14pt" style:font-size-asian="14pt" fo:language="ru" fo:country="RU"/>
    </style:style>
  </office:automatic-styles>
  <office:body>
    <office:text text:use-soft-page-breaks="true">
      <text:p text:style-name="P1">Министерство образования и науки РФ</text:p>
      <text:p text:style-name="P3"> </text:p>
      <text:p text:style-name="P4">ФГАОУ ВО «Уральский федеральный университет</text:p>
      <text:p text:style-name="P5">имени первого Президента России Б. Н. Ельцина»</text:p>
      <text:p text:style-name="P6">ИРИТ-РТФ</text:p>
      <text:p text:style-name="P7">Центр ускоренного обучения</text:p>
      <text:p text:style-name="P8"> </text:p>
      <text:p text:style-name="P9"> </text:p>
      <text:p text:style-name="P10"/>
      <text:p text:style-name="P11"> </text:p>
      <text:p text:style-name="P12"> </text:p>
      <text:p text:style-name="P13"><text:span text:style-name="T14">ОТЧЕТ ПО ЛАБОРАТОРНОЙ РАБОТЕ<text:s/></text:span><text:span text:style-name="T15">№</text:span><text:span text:style-name="T16">1</text:span></text:p>
      <text:p text:style-name="P17"><text:span text:style-name="T18">по дисциплине «</text:span><text:span text:style-name="T19">Объектно-ориентированное программирование<text:s/></text:span><text:span text:style-name="T20">»</text:span> </text:p>
      <text:p text:style-name="P21"/>
      <text:p text:style-name="P22"><text:span text:style-name="T23">Тема:<text:s/></text:span><text:span text:style-name="T24">«Введение в классы, часть 1»</text:span></text:p>
      <text:p text:style-name="P25"> </text:p>
      <text:p text:style-name="P26"> </text:p>
      <text:p text:style-name="P27"/>
      <text:p text:style-name="P28"/>
      <text:p text:style-name="P29"/>
      <text:p text:style-name="P30"/>
      <text:p text:style-name="P31"> </text:p>
      <text:p text:style-name="P32"> </text:p>
      <text:p text:style-name="P33"><text:span text:style-name="T34">Студент группы<text:s/></text:span><text:span text:style-name="T35">РИЗ-</text:span><text:span text:style-name="T36">28</text:span><text:span text:style-name="T37">0028у</text:span><text:span text:style-name="T38">:</text:span><text:span text:style-name="T39"><text:tab/></text:span><text:span text:style-name="T40"><text:tab/></text:span><text:span text:style-name="T41"><text:tab/></text:span><text:span text:style-name="T42"><text:tab/></text:span><text:tab/><text:span text:style-name="T43"><text:tab/></text:span><text:span text:style-name="T44">Е.А.Аксенов</text:span></text:p>
      <text:p text:style-name="P45"><text:span text:style-name="T46">Преподаватель:<text:s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Н</text:span><text:span text:style-name="T57">.</text:span><text:span text:style-name="T58">А</text:span><text:span text:style-name="T59">.</text:span><text:span text:style-name="T60">Архипов</text:span></text:p>
      <text:p text:style-name="P61"/>
      <text:p text:style-name="P62"> </text:p>
      <text:p text:style-name="P63"> </text:p>
      <text:p text:style-name="P64"/>
      <text:p text:style-name="P65"/>
      <text:p text:style-name="P66"/>
      <text:p text:style-name="P67"/>
      <text:p text:style-name="P68"/>
      <text:p text:style-name="P69"/>
      <text:p text:style-name="P70"><text:span text:style-name="T71">Екатеринбург 20</text:span><text:span text:style-name="T72">1</text:span><text:span text:style-name="T73">9</text:span></text:p>
      <text:soft-page-break/>
      <text:p text:style-name="P74"><text:span text:style-name="T75">Цель работы</text:span></text:p>
      <text:p text:style-name="P76"><text:span text:style-name="T77">В</text:span><text:span text:style-name="T78">ведение в работу с классами Java</text:span></text:p>
      <text:p text:style-name="P79"/>
      <text:p text:style-name="P80">Задание 1</text:p>
      <text:p text:style-name="P81">Напишите программу с классом, в котором есть закрытое символьное поле</text:p>
      <text:p text:style-name="P82">и три открытых метода. Один из методов позволяет присвоить значение полю.</text:p>
      <text:p text:style-name="P83">Еще один метод при вызове возвращает результатом код символа. Третий</text:p>
      <text:p text:style-name="P84">метод позволяет вывести в консольное окно символ (значение поля) и его код.</text:p>
      <text:p text:style-name="P85"><text:span text:style-name="T86">package<text:s/></text:span><text:span text:style-name="T87">ru.ttcreate.semester3.lab1</text:span><text:span text:style-name="T88">;</text:span><text:span text:style-name="T89"><text:line-break/></text:span><text:span text:style-name="T90"><text:line-break/>public class<text:s/></text:span><text:span text:style-name="T91">Lab1 {</text:span><text:span text:style-name="T92"><text:line-break/><text:s text:c="4"/></text:span><text:span text:style-name="T93">private static char<text:s/></text:span><text:span text:style-name="T94">c</text:span><text:span text:style-name="T95">;</text:span><text:span text:style-name="T96"><text:line-break/></text:span><text:span text:style-name="T97"><text:line-break/><text:s text:c="4"/>public static void<text:s/></text:span><text:span text:style-name="T98">main</text:span><text:span text:style-name="T99">(String[] args) {</text:span><text:span text:style-name="T100"><text:line-break/><text:s text:c="8"/></text:span><text:span text:style-name="T101">setC</text:span><text:span text:style-name="T102">(</text:span><text:span text:style-name="T103">'</text:span><text:span text:style-name="T104">Б</text:span><text:span text:style-name="T105">'</text:span><text:span text:style-name="T106">)</text:span><text:span text:style-name="T107">;</text:span><text:span text:style-name="T108"><text:line-break/><text:s text:c="8"/></text:span><text:span text:style-name="T109">showValueAndCode</text:span><text:span text:style-name="T110">()</text:span><text:span text:style-name="T111">;</text:span><text:span text:style-name="T112"><text:line-break/><text:s text:c="4"/></text:span><text:span text:style-name="T113">}</text:span><text:span text:style-name="T114"><text:line-break/></text:span><text:span text:style-name="T115"><text:line-break/><text:s text:c="4"/></text:span><text:span text:style-name="T116">public static int<text:s/></text:span><text:span text:style-name="T117">getCode</text:span><text:span text:style-name="T118">() {</text:span><text:span text:style-name="T119"><text:line-break/><text:s text:c="8"/></text:span><text:span text:style-name="T120">return<text:s/></text:span><text:span text:style-name="T121">c</text:span><text:span text:style-name="T122">;</text:span><text:span text:style-name="T123"><text:line-break/><text:s text:c="4"/></text:span><text:span text:style-name="T124">}</text:span><text:span text:style-name="T125"><text:line-break/></text:span><text:span text:style-name="T126"><text:line-break/><text:s text:c="4"/></text:span><text:span text:style-name="T127">public static void<text:s/></text:span><text:span text:style-name="T128">showValueAndCode</text:span><text:span text:style-name="T129">() {</text:span><text:span text:style-name="T130"><text:line-break/><text:s text:c="8"/>System.</text:span><text:span text:style-name="T131">out</text:span><text:span text:style-name="T132">.println(</text:span><text:span text:style-name="T133">"Value: "<text:s/></text:span><text:span text:style-name="T134">+<text:s/></text:span><text:span text:style-name="T135">c</text:span><text:span text:style-name="T136">)</text:span><text:span text:style-name="T137">;</text:span><text:span text:style-name="T138"><text:line-break/><text:s text:c="8"/></text:span><text:span text:style-name="T139">System.</text:span><text:span text:style-name="T140">out</text:span><text:span text:style-name="T141">.println(</text:span><text:span text:style-name="T142">"Code: "<text:s/></text:span><text:span text:style-name="T143">+<text:s/></text:span><text:span text:style-name="T144">getCode</text:span><text:span text:style-name="T145">())</text:span><text:span text:style-name="T146">;</text:span><text:span text:style-name="T147"><text:line-break/><text:s text:c="4"/></text:span><text:span text:style-name="T148">}</text:span><text:span text:style-name="T149"><text:line-break/></text:span><text:span text:style-name="T150"><text:line-break/><text:s text:c="4"/></text:span><text:span text:style-name="T151">public static void<text:s/></text:span><text:span text:style-name="T152">setC</text:span><text:span text:style-name="T153">(</text:span><text:span text:style-name="T154">char<text:s/></text:span><text:span text:style-name="T155">value) {</text:span><text:span text:style-name="T156"><text:line-break/><text:s text:c="8"/></text:span><text:span text:style-name="T157">c<text:s/></text:span><text:span text:style-name="T158">= value</text:span><text:span text:style-name="T159">;</text:span><text:span text:style-name="T160"><text:line-break/><text:s text:c="4"/></text:span><text:span text:style-name="T161">}</text:span><text:span text:style-name="T162"><text:line-break/>}</text:span></text:p>
      <text:p text:style-name="P163"/>
      <text:p text:style-name="P164">Задание 2</text:p>
      <text:p text:style-name="P165">Напишите программу с классом, у которого есть два символьных поля и</text:p>
      <text:p text:style-name="P166">метод. Он возвращает результат, и у него нет аргументов. При вызове метод</text:p>
      <text:p text:style-name="P167">выводит в консольное окно все символы из кодовой таблицы, которые</text:p>
      <text:p text:style-name="P168">находятся «между» символами, являющимися значениями полей объекта (из</text:p>
      <text:p text:style-name="P169">которого вызывается метод). Например, если полям объекта присвоены</text:p>
      <text:p text:style-name="P170">значения ‘A’ и ‘D’, то при вызове метода в консольное окно должны</text:p>
      <text:p text:style-name="P171">выводиться все символы от ‘A’ до ‘D’ включительно.</text:p>
      <text:p text:style-name="P172"><text:span text:style-name="T173">package<text:s/></text:span><text:span text:style-name="T174">ru.ttcreate.semester3.lab2</text:span><text:span text:style-name="T175">;</text:span><text:span text:style-name="T176"><text:line-break/></text:span><text:span text:style-name="T177"><text:line-break/>public class<text:s/></text:span><text:span text:style-name="T178">Lab2 {</text:span><text:span text:style-name="T179"><text:line-break/><text:s text:c="4"/></text:span><text:span text:style-name="T180">static char<text:s/></text:span><text:span text:style-name="T181">charA<text:s/></text:span><text:span text:style-name="T182">=<text:s/></text:span><text:span text:style-name="T183">'A'</text:span><text:span text:style-name="T184">;</text:span><text:span text:style-name="T185"><text:line-break/></text:span><text:soft-page-break/><text:span text:style-name="T186"><text:s text:c="4"/>static char<text:s/></text:span><text:span text:style-name="T187">charB<text:s/></text:span><text:span text:style-name="T188">=<text:s/></text:span><text:span text:style-name="T189">'D'</text:span><text:span text:style-name="T190">;</text:span><text:span text:style-name="T191"><text:line-break/></text:span><text:span text:style-name="T192"><text:line-break/><text:s text:c="4"/>public static void<text:s/></text:span><text:span text:style-name="T193">main</text:span><text:span text:style-name="T194">(String[] args) {</text:span><text:span text:style-name="T195"><text:line-break/><text:s text:c="8"/>Lab2.</text:span><text:span text:style-name="T196">showChars</text:span><text:span text:style-name="T197">()</text:span><text:span text:style-name="T198">;</text:span><text:span text:style-name="T199"><text:line-break/><text:s text:c="4"/></text:span><text:span text:style-name="T200">}</text:span><text:span text:style-name="T201"><text:line-break/></text:span><text:span text:style-name="T202"><text:line-break/><text:s text:c="4"/></text:span><text:span text:style-name="T203">public static void<text:s/></text:span><text:span text:style-name="T204">showChars</text:span><text:span text:style-name="T205">() {</text:span><text:span text:style-name="T206"><text:line-break/><text:s text:c="8"/></text:span><text:span text:style-name="T207">for<text:s/></text:span><text:span text:style-name="T208">(</text:span><text:span text:style-name="T209">char<text:s/></text:span><text:span text:style-name="T210">i =<text:s/></text:span><text:span text:style-name="T211">charA</text:span><text:span text:style-name="T212">;<text:s/></text:span><text:span text:style-name="T213">i &lt;=<text:s/></text:span><text:span text:style-name="T214">charB</text:span><text:span text:style-name="T215">;<text:s/></text:span><text:span text:style-name="T216">i++) {</text:span><text:span text:style-name="T217"><text:line-break/><text:s text:c="12"/>System.</text:span><text:span text:style-name="T218">out</text:span><text:span text:style-name="T219">.println(i)</text:span><text:span text:style-name="T220">;</text:span><text:span text:style-name="T221"><text:line-break/><text:s text:c="8"/></text:span><text:span text:style-name="T222">}</text:span><text:span text:style-name="T223"><text:line-break/><text:s text:c="4"/>}</text:span><text:span text:style-name="T224"><text:line-break/>}</text:span></text:p>
      <text:p text:style-name="P225"/>
      <text:p text:style-name="P226">Задание 3</text:p>
      <text:p text:style-name="P227">Напишите программу с классом, у которого есть два целочисленных поля.</text:p>
      <text:p text:style-name="P228">В классе должны быть описаны конструкторы, позволяющие создавать</text:p>
      <text:p text:style-name="P229">объекты без передачи аргументов, с передачей одного аргумента и с передачей</text:p>
      <text:p text:style-name="P230">двух аргументов.</text:p>
      <text:p text:style-name="P231"><text:span text:style-name="T232">package<text:s/></text:span><text:span text:style-name="T233">ru.ttcreate.semester3.lab3</text:span><text:span text:style-name="T234">;</text:span><text:span text:style-name="T235"><text:line-break/></text:span><text:span text:style-name="T236"><text:line-break/>public class<text:s/></text:span><text:span text:style-name="T237">Lab3 {</text:span><text:span text:style-name="T238"><text:line-break/><text:s text:c="4"/></text:span><text:span text:style-name="T239">private static int<text:s/></text:span><text:span text:style-name="T240">int1</text:span><text:span text:style-name="T241">;</text:span><text:span text:style-name="T242"><text:line-break/><text:s text:c="4"/>private static int<text:s/></text:span><text:span text:style-name="T243">int2</text:span><text:span text:style-name="T244">;</text:span><text:span text:style-name="T245"><text:line-break/></text:span><text:span text:style-name="T246"><text:line-break/><text:s text:c="4"/>public static void<text:s/></text:span><text:span text:style-name="T247">main</text:span><text:span text:style-name="T248">(String[] args) {</text:span><text:span text:style-name="T249"><text:line-break/><text:s text:c="8"/>Lab3 var1 =<text:s/></text:span><text:span text:style-name="T250">new<text:s/></text:span><text:span text:style-name="T251">Lab3(</text:span><text:span text:style-name="T252">5</text:span><text:span text:style-name="T253">,<text:s/></text:span><text:span text:style-name="T254">6</text:span><text:span text:style-name="T255">)</text:span><text:span text:style-name="T256">;</text:span><text:span text:style-name="T257"><text:line-break/><text:s text:c="4"/></text:span><text:span text:style-name="T258">}</text:span><text:span text:style-name="T259"><text:line-break/></text:span><text:span text:style-name="T260"><text:line-break/><text:s text:c="4"/></text:span><text:span text:style-name="T261">public<text:s/></text:span><text:span text:style-name="T262">Lab3</text:span><text:span text:style-name="T263">() {</text:span><text:span text:style-name="T264"><text:line-break/><text:s text:c="8"/></text:span><text:span text:style-name="T265">int1<text:s/></text:span><text:span text:style-name="T266">=<text:s/></text:span><text:span text:style-name="T267">1</text:span><text:span text:style-name="T268">;</text:span><text:span text:style-name="T269"><text:line-break/><text:s text:c="8"/></text:span><text:span text:style-name="T270">int2<text:s/></text:span><text:span text:style-name="T271">=<text:s/></text:span><text:span text:style-name="T272">2</text:span><text:span text:style-name="T273">;</text:span><text:span text:style-name="T274"><text:line-break/><text:s text:c="4"/></text:span><text:span text:style-name="T275">}</text:span><text:span text:style-name="T276"><text:line-break/></text:span><text:span text:style-name="T277"><text:line-break/><text:s text:c="4"/></text:span><text:span text:style-name="T278">public<text:s/></text:span><text:span text:style-name="T279">Lab3</text:span><text:span text:style-name="T280">(</text:span><text:span text:style-name="T281">int<text:s/></text:span><text:span text:style-name="T282">int1) {</text:span><text:span text:style-name="T283"><text:line-break/><text:s text:c="8"/>Lab3.</text:span><text:span text:style-name="T284">int1<text:s/></text:span><text:span text:style-name="T285">= int1</text:span><text:span text:style-name="T286">;</text:span><text:span text:style-name="T287"><text:line-break/><text:s text:c="8"/></text:span><text:span text:style-name="T288">int2<text:s/></text:span><text:span text:style-name="T289">=<text:s/></text:span><text:span text:style-name="T290">2</text:span><text:span text:style-name="T291">;</text:span><text:span text:style-name="T292"><text:line-break/><text:s text:c="4"/></text:span><text:span text:style-name="T293">}</text:span><text:span text:style-name="T294"><text:line-break/></text:span><text:span text:style-name="T295"><text:line-break/><text:s text:c="4"/></text:span><text:span text:style-name="T296">public<text:s/></text:span><text:span text:style-name="T297">Lab3</text:span><text:span text:style-name="T298">(</text:span><text:span text:style-name="T299">int<text:s/></text:span><text:span text:style-name="T300">int1</text:span><text:span text:style-name="T301">, int<text:s/></text:span><text:span text:style-name="T302">int2) {</text:span><text:span text:style-name="T303"><text:line-break/><text:s text:c="8"/>Lab3.</text:span><text:span text:style-name="T304">int1<text:s/></text:span><text:span text:style-name="T305">= int1</text:span><text:span text:style-name="T306">;</text:span><text:span text:style-name="T307"><text:line-break/><text:s text:c="8"/></text:span><text:span text:style-name="T308">Lab3.</text:span><text:span text:style-name="T309">int2<text:s/></text:span><text:span text:style-name="T310">= int2</text:span><text:span text:style-name="T311">;</text:span><text:span text:style-name="T312"><text:line-break/><text:s text:c="4"/></text:span><text:span text:style-name="T313">}</text:span><text:span text:style-name="T314"><text:line-break/>}</text:span></text:p>
      <text:p text:style-name="P315"/>
      <text:p text:style-name="P316">Задание 4</text:p>
      <text:p text:style-name="P317">Напишите программу с классом, у которого есть символьное и</text:p>
      <text:p text:style-name="P318">целочисленное поле. В классе должны быть описаны версии конструктора с</text:p>
      <text:p text:style-name="P319">двумя аргументами (целое число и символ – определяют значения полей), а</text:p>
      <text:p text:style-name="P320">также с одним аргументом типа double. В последнем случае действительная</text:p>
      <text:soft-page-break/>
      <text:p text:style-name="P321">часть аргумента определяет код символа (значение символьного поля), а</text:p>
      <text:p text:style-name="P322">дробная часть (с учетом десятых и сотых) определяет значение</text:p>
      <text:p text:style-name="P323">целочисленного поля. Например, если аргументом передается число 65.1267,</text:p>
      <text:p text:style-name="P324">то значением символьного поля будет символ ‘A’ с годом 65, а целочисленное</text:p>
      <text:p text:style-name="P325">поле получит значение 12 (в дробной части учитываются только десятые и</text:p>
      <text:p text:style-name="P326">сотые).</text:p>
      <text:p text:style-name="P327"><text:span text:style-name="T328">package<text:s/></text:span><text:span text:style-name="T329">ru.ttcreate.semester3.lab4</text:span><text:span text:style-name="T330">;</text:span><text:span text:style-name="T331"><text:line-break/></text:span><text:span text:style-name="T332"><text:line-break/>public class<text:s/></text:span><text:span text:style-name="T333">Lab4 {</text:span><text:span text:style-name="T334"><text:line-break/><text:s text:c="4"/></text:span><text:span text:style-name="T335">private char<text:s/></text:span><text:span text:style-name="T336">charA</text:span><text:span text:style-name="T337">;</text:span><text:span text:style-name="T338"><text:line-break/><text:s text:c="4"/>private int<text:s/></text:span><text:span text:style-name="T339">intB</text:span><text:span text:style-name="T340">;</text:span><text:span text:style-name="T341"><text:line-break/></text:span><text:span text:style-name="T342"><text:line-break/><text:s text:c="4"/>public<text:s/></text:span><text:span text:style-name="T343">Lab4</text:span><text:span text:style-name="T344">(</text:span><text:span text:style-name="T345">double<text:s/></text:span><text:span text:style-name="T346">doubleC) {</text:span><text:span text:style-name="T347"><text:line-break/><text:s text:c="8"/>System.</text:span><text:span text:style-name="T348">out</text:span><text:span text:style-name="T349">.println(</text:span><text:span text:style-name="T350">"Char and code: "<text:s/></text:span><text:span text:style-name="T351">+ (</text:span><text:span text:style-name="T352">char</text:span><text:span text:style-name="T353">)(</text:span><text:span text:style-name="T354">int</text:span><text:span text:style-name="T355">)doubleC +<text:s/></text:span><text:span text:style-name="T356">" "<text:s/></text:span><text:span text:style-name="T357">+ (</text:span><text:span text:style-name="T358">int</text:span><text:span text:style-name="T359">)doubleC)</text:span><text:span text:style-name="T360">;</text:span><text:span text:style-name="T361"><text:line-break/></text:span><text:span text:style-name="T362"><text:line-break/><text:s text:c="8"/></text:span><text:span text:style-name="T363">//<text:s/></text:span><text:span text:style-name="T364">Получаем</text:span><text:span text:style-name="T365"><text:s/></text:span><text:span text:style-name="T366">дробную</text:span><text:span text:style-name="T367"><text:s/></text:span><text:span text:style-name="T368">часть</text:span><text:span text:style-name="T369"><text:s/></text:span><text:span text:style-name="T370">из</text:span><text:span text:style-name="T371"><text:s/>Double</text:span><text:span text:style-name="T372"><text:line-break/><text:s text:c="8"/></text:span><text:span text:style-name="T373">String doubleStr = String.</text:span><text:span text:style-name="T374">valueOf</text:span><text:span text:style-name="T375">(doubleC).substring(String.</text:span><text:span text:style-name="T376">valueOf</text:span><text:span text:style-name="T377">(doubleC).indexOf(</text:span><text:span text:style-name="T378">"."</text:span><text:span text:style-name="T379">) +<text:s/></text:span><text:span text:style-name="T380">1</text:span><text:span text:style-name="T381">)</text:span><text:span text:style-name="T382">;</text:span><text:span text:style-name="T383"><text:line-break/><text:s text:c="8"/></text:span><text:span text:style-name="T384">System.</text:span><text:span text:style-name="T385">out</text:span><text:span text:style-name="T386">.println(</text:span><text:span text:style-name="T387">"Int: "<text:s/></text:span><text:span text:style-name="T388">+ doubleStr.substring(</text:span><text:span text:style-name="T389">0</text:span><text:span text:style-name="T390">,<text:s/></text:span><text:span text:style-name="T391">2</text:span><text:span text:style-name="T392">))</text:span><text:span text:style-name="T393">;<text:s/></text:span><text:span text:style-name="T394">//<text:s/></text:span><text:span text:style-name="T395">Вывод</text:span><text:span text:style-name="T396"><text:s/>2-</text:span><text:span text:style-name="T397">х</text:span><text:span text:style-name="T398"><text:s/></text:span><text:span text:style-name="T399">символов</text:span><text:span text:style-name="T400"><text:line-break/><text:s text:c="4"/></text:span><text:span text:style-name="T401">}</text:span><text:span text:style-name="T402"><text:line-break/></text:span><text:span text:style-name="T403"><text:line-break/><text:s text:c="4"/></text:span><text:span text:style-name="T404">public<text:s/></text:span><text:span text:style-name="T405">Lab4</text:span><text:span text:style-name="T406">(</text:span><text:span text:style-name="T407">char<text:s/></text:span><text:span text:style-name="T408">charA</text:span><text:span text:style-name="T409">, int<text:s/></text:span><text:span text:style-name="T410">intB) {</text:span><text:span text:style-name="T411"><text:line-break/><text:s text:c="8"/></text:span><text:span text:style-name="T412">this</text:span><text:span text:style-name="T413">.</text:span><text:span text:style-name="T414">charA<text:s/></text:span><text:span text:style-name="T415">= charA</text:span><text:span text:style-name="T416">;</text:span><text:span text:style-name="T417"><text:line-break/><text:s text:c="8"/>this</text:span><text:span text:style-name="T418">.</text:span><text:span text:style-name="T419">intB<text:s/></text:span><text:span text:style-name="T420">= intB</text:span><text:span text:style-name="T421">;</text:span><text:span text:style-name="T422"><text:line-break/><text:s text:c="4"/></text:span><text:span text:style-name="T423">}</text:span><text:span text:style-name="T424"><text:line-break/></text:span><text:span text:style-name="T425"><text:line-break/><text:s text:c="4"/></text:span><text:span text:style-name="T426">public static void<text:s/></text:span><text:span text:style-name="T427">main</text:span><text:span text:style-name="T428">(String[] args) {</text:span><text:span text:style-name="T429"><text:line-break/><text:s text:c="8"/></text:span><text:span text:style-name="T430">new<text:s/></text:span><text:span text:style-name="T431">Lab4(</text:span><text:span text:style-name="T432">65.1267</text:span><text:span text:style-name="T433">)</text:span><text:span text:style-name="T434">;</text:span><text:span text:style-name="T435"><text:line-break/><text:s text:c="4"/></text:span><text:span text:style-name="T436">}</text:span><text:span text:style-name="T437"><text:line-break/>}</text:span></text:p>
      <text:p text:style-name="P438"/>
      <text:p text:style-name="P439"/>
      <text:p text:style-name="P440">Задание 5</text:p>
      <text:p text:style-name="P441">Напишите программу с классом, у которого есть закрытое целочисленное</text:p>
      <text:p text:style-name="P442">поле. Значение полю присваивается с помощью открытого метода. Методу</text:p>
      <text:p text:style-name="P443">аргументом может передаваться целое число, а также метод может вызываться</text:p>
      <text:p text:style-name="P444">без аргументов. Если методы вызывается без аргументов, то поле получает</text:p>
      <text:p text:style-name="P445">нулевое значение. Если метод вызывается с целочисленным аргументом, то</text:p>
      <text:p text:style-name="P446">это значение присваивается полю. Однако если переданное аргументом</text:p>
      <text:p text:style-name="P447">методу значение превышает 100, то значением полю присваивается число 100.</text:p>
      <text:p text:style-name="P448">Предусмотрите в классе конструктор, который работает по тому же принципу</text:p>
      <text:p text:style-name="P449">что и метод для присваивания значения полю. Также в классе должен быть</text:p>
      <text:soft-page-break/>
      <text:p text:style-name="P450">метод, позволяющий проверить значение поля.</text:p>
      <text:p text:style-name="P451"><text:span text:style-name="T452">package<text:s/></text:span><text:span text:style-name="T453">ru.ttcreate.semester3.lab5</text:span><text:span text:style-name="T454">;</text:span><text:span text:style-name="T455"><text:line-break/></text:span><text:span text:style-name="T456"><text:line-break/>public class<text:s/></text:span><text:span text:style-name="T457">Lab5 {</text:span><text:span text:style-name="T458"><text:line-break/><text:s text:c="4"/></text:span><text:span text:style-name="T459">private int<text:s/></text:span><text:span text:style-name="T460">intA</text:span><text:span text:style-name="T461">;</text:span><text:span text:style-name="T462"><text:line-break/></text:span><text:span text:style-name="T463"><text:line-break/><text:s text:c="4"/>public<text:s/></text:span><text:span text:style-name="T464">Lab5</text:span><text:span text:style-name="T465">(</text:span><text:span text:style-name="T466">int<text:s/></text:span><text:span text:style-name="T467">intA) {</text:span><text:span text:style-name="T468"><text:line-break/><text:s text:c="8"/>setIntA(intA)</text:span><text:span text:style-name="T469">;</text:span><text:span text:style-name="T470"><text:line-break/><text:s text:c="4"/></text:span><text:span text:style-name="T471">}</text:span><text:span text:style-name="T472"><text:line-break/></text:span><text:span text:style-name="T473"><text:line-break/><text:s text:c="4"/></text:span><text:span text:style-name="T474">public static void<text:s/></text:span><text:span text:style-name="T475">main</text:span><text:span text:style-name="T476">(String[] args) {</text:span><text:span text:style-name="T477"><text:line-break/><text:s text:c="8"/>Lab5 lab5Object =<text:s/></text:span><text:span text:style-name="T478">new<text:s/></text:span><text:span text:style-name="T479">Lab5(</text:span><text:span text:style-name="T480">88</text:span><text:span text:style-name="T481">)</text:span><text:span text:style-name="T482">;</text:span><text:span text:style-name="T483"><text:line-break/><text:s text:c="8"/></text:span><text:span text:style-name="T484">lab5Object.checkIntMore100()</text:span><text:span text:style-name="T485">;</text:span><text:span text:style-name="T486"><text:line-break/><text:s text:c="4"/></text:span><text:span text:style-name="T487">}</text:span><text:span text:style-name="T488"><text:line-break/></text:span><text:span text:style-name="T489"><text:line-break/><text:s text:c="4"/></text:span><text:span text:style-name="T490">public void<text:s/></text:span><text:span text:style-name="T491">setIntANull</text:span><text:span text:style-name="T492">() {</text:span><text:span text:style-name="T493"><text:line-break/><text:s text:c="8"/></text:span><text:span text:style-name="T494">this</text:span><text:span text:style-name="T495">.</text:span><text:span text:style-name="T496">intA<text:s/></text:span><text:span text:style-name="T497">=<text:s/></text:span><text:span text:style-name="T498">0</text:span><text:span text:style-name="T499">;</text:span><text:span text:style-name="T500"><text:line-break/><text:s text:c="4"/></text:span><text:span text:style-name="T501">}</text:span><text:span text:style-name="T502"><text:line-break/></text:span><text:span text:style-name="T503"><text:line-break/><text:s text:c="4"/></text:span><text:span text:style-name="T504">public void<text:s/></text:span><text:span text:style-name="T505">setIntA</text:span><text:span text:style-name="T506">(</text:span><text:span text:style-name="T507">int<text:s/></text:span><text:span text:style-name="T508">intA) {</text:span><text:span text:style-name="T509"><text:line-break/><text:s text:c="8"/></text:span><text:span text:style-name="T510">if<text:s/></text:span><text:span text:style-name="T511">(intA &gt;<text:s/></text:span><text:span text:style-name="T512">100</text:span><text:span text:style-name="T513">) {</text:span><text:span text:style-name="T514"><text:line-break/><text:s text:c="12"/></text:span><text:span text:style-name="T515">this</text:span><text:span text:style-name="T516">.</text:span><text:span text:style-name="T517">intA<text:s/></text:span><text:span text:style-name="T518">=<text:s/></text:span><text:span text:style-name="T519">100</text:span><text:span text:style-name="T520">;</text:span><text:span text:style-name="T521"><text:line-break/><text:s text:c="8"/></text:span><text:span text:style-name="T522">}<text:s/></text:span><text:span text:style-name="T523">else<text:s/></text:span><text:span text:style-name="T524">{</text:span><text:span text:style-name="T525"><text:line-break/><text:s text:c="12"/></text:span><text:span text:style-name="T526">this</text:span><text:span text:style-name="T527">.</text:span><text:span text:style-name="T528">intA<text:s/></text:span><text:span text:style-name="T529">= intA</text:span><text:span text:style-name="T530">;</text:span><text:span text:style-name="T531"><text:line-break/><text:s text:c="8"/></text:span><text:span text:style-name="T532">}</text:span><text:span text:style-name="T533"><text:line-break/><text:s text:c="4"/>}</text:span><text:span text:style-name="T534"><text:line-break/></text:span><text:span text:style-name="T535"><text:line-break/><text:s text:c="4"/></text:span><text:span text:style-name="T536">public void<text:s/></text:span><text:span text:style-name="T537">checkIntMore100</text:span><text:span text:style-name="T538">() {</text:span><text:span text:style-name="T539"><text:line-break/><text:s text:c="8"/></text:span><text:span text:style-name="T540">if<text:s/></text:span><text:span text:style-name="T541">(</text:span><text:span text:style-name="T542">intA<text:s/></text:span><text:span text:style-name="T543">&gt;<text:s/></text:span><text:span text:style-name="T544">100</text:span><text:span text:style-name="T545">) {</text:span><text:span text:style-name="T546"><text:line-break/><text:s text:c="12"/>System.</text:span><text:span text:style-name="T547">out</text:span><text:span text:style-name="T548">.println(</text:span><text:span text:style-name="T549">"Число больше 100"</text:span><text:span text:style-name="T550">)</text:span><text:span text:style-name="T551">;</text:span><text:span text:style-name="T552"><text:line-break/><text:s text:c="8"/></text:span><text:span text:style-name="T553">}</text:span><text:span text:style-name="T554"><text:line-break/></text:span><text:span text:style-name="T555"><text:line-break/><text:s text:c="8"/>System.</text:span><text:span text:style-name="T556">out</text:span><text:span text:style-name="T557">.println(</text:span><text:span text:style-name="T558">"Число меньше или равно 100"</text:span><text:span text:style-name="T559">)</text:span><text:span text:style-name="T560">;;</text:span><text:span text:style-name="T561"><text:line-break/><text:s text:c="4"/></text:span><text:span text:style-name="T562">}</text:span><text:span text:style-name="T563"><text:line-break/>}</text:span></text:p>
      <text:p text:style-name="P564"/>
      <text:p text:style-name="P565">Задание 6</text:p>
      <text:p text:style-name="P566">Напишите программу с классом, в котором есть два закрытых</text:p>
      <text:p text:style-name="P567">целочисленных поля (назовем их max и min). Значение поля max не может</text:p>
      <text:p text:style-name="P568">быть меньше значения поля min. Значения полям присваиваются с помощью</text:p>
      <text:p text:style-name="P569">открытого метода. Метод может вызываться с одним или двумя</text:p>
      <text:p text:style-name="P570">целочисленными аргументами. При вызове метода значения полям</text:p>
      <text:p text:style-name="P571">присваиваются так: сравниваются текущие значения полей и значения</text:p>
      <text:p text:style-name="P572">аргументов, переданных методу. Самое большое из значений присваивается</text:p>
      <text:p text:style-name="P573">полю max, а самое маленькое из значений присваивается полю min.</text:p>
      <text:p text:style-name="P574">Предусмотрите конструктор, который работает по тому же принципу, что и</text:p>
      <text:p text:style-name="P575">метод для присваивания значений полям. В классе также должен быть метод,</text:p>
      <text:p text:style-name="P576">отображающий в консольном окне значения полей объекта.</text:p>
      <text:soft-page-break/>
      <text:p text:style-name="P577"><text:span text:style-name="T578">package<text:s/></text:span><text:span text:style-name="T579">ru.ttcreate.semester3.lab6</text:span><text:span text:style-name="T580">;</text:span><text:span text:style-name="T581"><text:line-break/></text:span><text:span text:style-name="T582"><text:line-break/>public class<text:s/></text:span><text:span text:style-name="T583">Lab6 {</text:span><text:span text:style-name="T584"><text:line-break/><text:s text:c="4"/></text:span><text:span text:style-name="T585">private int<text:s/></text:span><text:span text:style-name="T586">min</text:span><text:span text:style-name="T587">;</text:span><text:span text:style-name="T588"><text:line-break/><text:s text:c="4"/>private int<text:s/></text:span><text:span text:style-name="T589">max</text:span><text:span text:style-name="T590">;</text:span><text:span text:style-name="T591"><text:line-break/></text:span><text:span text:style-name="T592"><text:line-break/><text:s text:c="4"/>public<text:s/></text:span><text:span text:style-name="T593">Lab6</text:span><text:span text:style-name="T594">(</text:span><text:span text:style-name="T595">int<text:s/></text:span><text:span text:style-name="T596">intA</text:span><text:span text:style-name="T597">, int<text:s/></text:span><text:span text:style-name="T598">intB) {</text:span><text:span text:style-name="T599"><text:line-break/><text:s text:c="8"/>setMaxMin(intA</text:span><text:span text:style-name="T600">,<text:s/></text:span><text:span text:style-name="T601">intB)</text:span><text:span text:style-name="T602">;</text:span><text:span text:style-name="T603"><text:line-break/><text:s text:c="4"/></text:span><text:span text:style-name="T604">}</text:span><text:span text:style-name="T605"><text:line-break/></text:span><text:span text:style-name="T606"><text:line-break/><text:s text:c="4"/></text:span><text:span text:style-name="T607">public static void<text:s/></text:span><text:span text:style-name="T608">main</text:span><text:span text:style-name="T609">(String[] args) {</text:span><text:span text:style-name="T610"><text:line-break/><text:s text:c="8"/>System.</text:span><text:span text:style-name="T611">out</text:span><text:span text:style-name="T612">.println(</text:span><text:span text:style-name="T613">"Example 1:"</text:span><text:span text:style-name="T614">)</text:span><text:span text:style-name="T615">;</text:span><text:span text:style-name="T616"><text:line-break/><text:s text:c="8"/></text:span><text:span text:style-name="T617">Lab6 lab =<text:s/></text:span><text:span text:style-name="T618">new<text:s/></text:span><text:span text:style-name="T619">Lab6(</text:span><text:span text:style-name="T620">60</text:span><text:span text:style-name="T621">,<text:s/></text:span><text:span text:style-name="T622">30</text:span><text:span text:style-name="T623">)</text:span><text:span text:style-name="T624">;</text:span><text:span text:style-name="T625"><text:line-break/><text:s text:c="8"/></text:span><text:span text:style-name="T626">lab.showMaxMin()</text:span><text:span text:style-name="T627">;</text:span><text:span text:style-name="T628"><text:line-break/></text:span><text:span text:style-name="T629"><text:line-break/><text:s text:c="8"/></text:span><text:span text:style-name="T630">System.</text:span><text:span text:style-name="T631">out</text:span><text:span text:style-name="T632">.println(</text:span><text:span text:style-name="T633">"</text:span><text:span text:style-name="T634">\n</text:span><text:span text:style-name="T635">Example 2:"</text:span><text:span text:style-name="T636">)</text:span><text:span text:style-name="T637">;</text:span><text:span text:style-name="T638"><text:line-break/><text:s text:c="8"/></text:span><text:span text:style-name="T639">Lab6 lab2 =<text:s/></text:span><text:span text:style-name="T640">new<text:s/></text:span><text:span text:style-name="T641">Lab6(</text:span><text:span text:style-name="T642">10</text:span><text:span text:style-name="T643">,<text:s/></text:span><text:span text:style-name="T644">30</text:span><text:span text:style-name="T645">)</text:span><text:span text:style-name="T646">;</text:span><text:span text:style-name="T647"><text:line-break/><text:s text:c="8"/></text:span><text:span text:style-name="T648">lab2.showMaxMin()</text:span><text:span text:style-name="T649">;</text:span><text:span text:style-name="T650"><text:line-break/><text:s text:c="4"/></text:span><text:span text:style-name="T651">}</text:span><text:span text:style-name="T652"><text:line-break/></text:span><text:span text:style-name="T653"><text:line-break/><text:s text:c="4"/></text:span><text:span text:style-name="T654">public void<text:s/></text:span><text:span text:style-name="T655">setMin</text:span><text:span text:style-name="T656">(</text:span><text:span text:style-name="T657">int<text:s/></text:span><text:span text:style-name="T658">min) {</text:span><text:span text:style-name="T659"><text:line-break/><text:s text:c="8"/></text:span><text:span text:style-name="T660">this</text:span><text:span text:style-name="T661">.</text:span><text:span text:style-name="T662">min<text:s/></text:span><text:span text:style-name="T663">= min</text:span><text:span text:style-name="T664">;</text:span><text:span text:style-name="T665"><text:line-break/><text:s text:c="4"/></text:span><text:span text:style-name="T666">}</text:span><text:span text:style-name="T667"><text:line-break/></text:span><text:span text:style-name="T668"><text:line-break/><text:s text:c="4"/></text:span><text:span text:style-name="T669">public void<text:s/></text:span><text:span text:style-name="T670">setMax</text:span><text:span text:style-name="T671">(</text:span><text:span text:style-name="T672">int<text:s/></text:span><text:span text:style-name="T673">max) {</text:span><text:span text:style-name="T674"><text:line-break/><text:s text:c="8"/></text:span><text:span text:style-name="T675">this</text:span><text:span text:style-name="T676">.</text:span><text:span text:style-name="T677">max<text:s/></text:span><text:span text:style-name="T678">= max</text:span><text:span text:style-name="T679">;</text:span><text:span text:style-name="T680"><text:line-break/><text:s text:c="4"/></text:span><text:span text:style-name="T681">}</text:span><text:span text:style-name="T682"><text:line-break/></text:span><text:span text:style-name="T683"><text:line-break/><text:s text:c="4"/></text:span><text:span text:style-name="T684">public void<text:s/></text:span><text:span text:style-name="T685">setMaxMin</text:span><text:span text:style-name="T686">(</text:span><text:span text:style-name="T687">int<text:s/></text:span><text:span text:style-name="T688">intA</text:span><text:span text:style-name="T689">, int<text:s/></text:span><text:span text:style-name="T690">intB) {</text:span><text:span text:style-name="T691"><text:line-break/><text:s text:c="8"/></text:span><text:span text:style-name="T692">if<text:s/></text:span><text:span text:style-name="T693">(intA &gt; intB) {</text:span><text:span text:style-name="T694"><text:line-break/><text:s text:c="12"/></text:span><text:span text:style-name="T695">this</text:span><text:span text:style-name="T696">.</text:span><text:span text:style-name="T697">max<text:s/></text:span><text:span text:style-name="T698">= intA</text:span><text:span text:style-name="T699">;</text:span><text:span text:style-name="T700"><text:line-break/><text:s text:c="12"/>this</text:span><text:span text:style-name="T701">.</text:span><text:span text:style-name="T702">min<text:s/></text:span><text:span text:style-name="T703">= intB</text:span><text:span text:style-name="T704">;</text:span><text:span text:style-name="T705"><text:line-break/><text:s text:c="8"/></text:span><text:span text:style-name="T706">}<text:s/></text:span><text:span text:style-name="T707">else<text:s/></text:span><text:span text:style-name="T708">{</text:span><text:span text:style-name="T709"><text:line-break/><text:s text:c="12"/></text:span><text:span text:style-name="T710">this</text:span><text:span text:style-name="T711">.</text:span><text:span text:style-name="T712">max<text:s/></text:span><text:span text:style-name="T713">= intB</text:span><text:span text:style-name="T714">;</text:span><text:span text:style-name="T715"><text:line-break/><text:s text:c="12"/>this</text:span><text:span text:style-name="T716">.</text:span><text:span text:style-name="T717">min<text:s/></text:span><text:span text:style-name="T718">= intA</text:span><text:span text:style-name="T719">;</text:span><text:span text:style-name="T720"><text:line-break/><text:s text:c="8"/></text:span><text:span text:style-name="T721">}</text:span><text:span text:style-name="T722"><text:line-break/><text:s text:c="4"/>}</text:span><text:span text:style-name="T723"><text:line-break/></text:span><text:span text:style-name="T724"><text:line-break/><text:s text:c="4"/></text:span><text:span text:style-name="T725">public void<text:s/></text:span><text:span text:style-name="T726">showMaxMin</text:span><text:span text:style-name="T727">() {</text:span><text:span text:style-name="T728"><text:line-break/><text:s text:c="8"/>System.</text:span><text:span text:style-name="T729">out</text:span><text:span text:style-name="T730">.println(</text:span><text:span text:style-name="T731">"Min = "<text:s/></text:span><text:span text:style-name="T732">+<text:s/></text:span><text:span text:style-name="T733">min</text:span><text:span text:style-name="T734">)</text:span><text:span text:style-name="T735">;</text:span><text:span text:style-name="T736"><text:line-break/><text:s text:c="8"/></text:span><text:span text:style-name="T737">System.</text:span><text:span text:style-name="T738">out</text:span><text:span text:style-name="T739">.println(</text:span><text:span text:style-name="T740">"Max = "<text:s/></text:span><text:span text:style-name="T741">+<text:s/></text:span><text:span text:style-name="T742">max</text:span><text:span text:style-name="T743">)</text:span><text:span text:style-name="T744">;</text:span><text:span text:style-name="T745"><text:line-break/><text:s text:c="4"/></text:span><text:span text:style-name="T746">}</text:span><text:span text:style-name="T747"><text:line-break/>}</text:span></text:p>
      <text:p text:style-name="P748"/>
      <text:p text:style-name="P749"><text:span text:style-name="T750">Вывод</text:span><text:span text:style-name="T751">:</text:span></text:p>
      <text:p text:style-name="P752"><text:span text:style-name="T753">Была проделана работа с классами в<text:s/></text:span><text:span text:style-name="T754">Java</text:span><text:span text:style-name="T755">,<text:s/></text:span><text:span text:style-name="T756">их полями, типами, доступа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Основнойтекст2" style:display-name="Основной текст 2" style:family="paragraph" style:parent-style-name="Standard">
      <style:paragraph-properties fo:margin-top="0.0416in" fo:text-indent="0.1944in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Евгений</dc:creator>
    <meta:creation-date>2009-04-16T11:32:00Z</meta:creation-date>
    <dc:date>2019-10-30T16:58:00Z</dc:date>
    <meta:template xlink:href="Normal.dotm" xlink:type="simple"/>
    <meta:editing-cycles>9</meta:editing-cycles>
    <meta:editing-duration>PT3420S</meta:editing-duration>
    <meta:user-defined meta:name="Info 1"/>
    <meta:user-defined meta:name="Info 2"/>
    <meta:user-defined meta:name="Info 3"/>
    <meta:user-defined meta:name="Info 4"/>
    <meta:document-statistic meta:page-count="6" meta:paragraph-count="14" meta:word-count="1061" meta:character-count="7101" meta:row-count="50" meta:non-whitespace-character-count="6054"/>
  </office:meta>
</office:document-meta>
</file>